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Source Code Pro" fo:font-size="10pt" style:font-size-asian="10pt" style:font-size-complex="10pt"/>
    </style:style>
    <style:style style:name="ce8" style:family="table-cell" style:parent-style-name="Default" style:data-style-name="N84">
      <style:text-properties style:font-name="Source Code Pro"/>
    </style:style>
    <style:style style:name="ce9" style:family="table-cell" style:parent-style-name="Default">
      <style:text-properties style:font-name="Source Code Pro"/>
    </style:style>
    <style:style style:name="ce10" style:family="table-cell" style:parent-style-name="Default1">
      <style:table-cell-properties fo:border="none"/>
      <style:text-properties style:font-name="Source Code Pro"/>
    </style:style>
    <style:style style:name="ce11" style:family="table-cell" style:parent-style-name="Default1">
      <style:table-cell-properties fo:border="none"/>
      <style:text-properties style:font-name="Source Code Pro" fo:font-size="10pt" style:font-size-asian="10pt" style:font-size-complex="10pt"/>
    </style:style>
    <style:style style:name="ce12" style:family="table-cell" style:parent-style-name="Default">
      <style:table-cell-properties fo:border="none"/>
      <style:text-properties style:font-name="Source Code Pr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4" table:number-columns-repeated="6" table:default-cell-style-name="ce9"/>
        <table:table-column table:style-name="co3" table:default-cell-style-name="ce9"/>
        <table:table-column table:style-name="co4" table:number-columns-repeated="885" table:default-cell-style-name="ce9"/>
        <table:table-row table:style-name="ro1">
          <table:table-cell table:style-name="ce7" office:value-type="string" calcext:value-type="string">
            <text:p>Fecha</text:p>
          </table:table-cell>
          <table:table-cell table:style-name="ce7" office:value-type="string" calcext:value-type="string">
            <text:p>AGU_I</text:p>
          </table:table-cell>
          <table:table-cell table:style-name="ce7" office:value-type="string" calcext:value-type="string">
            <text:p>AGU_L</text:p>
          </table:table-cell>
          <table:table-cell table:style-name="ce7" office:value-type="string" calcext:value-type="string">
            <text:p>AGU</text:p>
          </table:table-cell>
          <table:table-cell table:style-name="ce7" office:value-type="string" calcext:value-type="string">
            <text:p>AGU_R</text:p>
          </table:table-cell>
          <table:table-cell table:style-name="ce11" office:value-type="string" calcext:value-type="string">
            <text:p>BCN_I</text:p>
          </table:table-cell>
          <table:table-cell table:style-name="ce11" office:value-type="string" calcext:value-type="string">
            <text:p>BCN_L</text:p>
          </table:table-cell>
          <table:table-cell table:style-name="ce7" office:value-type="string" calcext:value-type="string">
            <text:p>BCN</text:p>
          </table:table-cell>
          <table:table-cell table:style-name="ce7" office:value-type="string" calcext:value-type="string">
            <text:p>BCN_R</text:p>
          </table:table-cell>
          <table:table-cell table:style-name="ce7" office:value-type="string" calcext:value-type="string">
            <text:p>BCS_I</text:p>
          </table:table-cell>
          <table:table-cell table:style-name="ce7" office:value-type="string" calcext:value-type="string">
            <text:p>BCS_L</text:p>
          </table:table-cell>
          <table:table-cell table:style-name="ce7" office:value-type="string" calcext:value-type="string">
            <text:p>BCS</text:p>
          </table:table-cell>
          <table:table-cell table:style-name="ce7" office:value-type="string" calcext:value-type="string">
            <text:p>BCS_R</text:p>
          </table:table-cell>
          <table:table-cell table:style-name="ce7" office:value-type="string" calcext:value-type="string">
            <text:p>CAM_I</text:p>
          </table:table-cell>
          <table:table-cell table:style-name="ce7" office:value-type="string" calcext:value-type="string">
            <text:p>CAM_L</text:p>
          </table:table-cell>
          <table:table-cell table:style-name="ce7" office:value-type="string" calcext:value-type="string">
            <text:p>CAM</text:p>
          </table:table-cell>
          <table:table-cell table:style-name="ce7" office:value-type="string" calcext:value-type="string">
            <text:p>CAM_R</text:p>
          </table:table-cell>
          <table:table-cell table:style-name="ce7" office:value-type="string" calcext:value-type="string">
            <text:p>CHP_I</text:p>
          </table:table-cell>
          <table:table-cell table:style-name="ce7" office:value-type="string" calcext:value-type="string">
            <text:p>CHP_L</text:p>
          </table:table-cell>
          <table:table-cell table:style-name="ce7" office:value-type="string" calcext:value-type="string">
            <text:p>CHP</text:p>
          </table:table-cell>
          <table:table-cell table:style-name="ce7" office:value-type="string" calcext:value-type="string">
            <text:p>CHP_R</text:p>
          </table:table-cell>
          <table:table-cell table:style-name="ce7" office:value-type="string" calcext:value-type="string">
            <text:p>CHH_I</text:p>
          </table:table-cell>
          <table:table-cell table:style-name="ce7" office:value-type="string" calcext:value-type="string">
            <text:p>CHH_L</text:p>
          </table:table-cell>
          <table:table-cell table:style-name="ce7" office:value-type="string" calcext:value-type="string">
            <text:p>CHH</text:p>
          </table:table-cell>
          <table:table-cell table:style-name="ce7" office:value-type="string" calcext:value-type="string">
            <text:p>CHH_R</text:p>
          </table:table-cell>
          <table:table-cell table:style-name="ce7" office:value-type="string" calcext:value-type="string">
            <text:p>CMX_I</text:p>
          </table:table-cell>
          <table:table-cell table:style-name="ce7" office:value-type="string" calcext:value-type="string">
            <text:p>CMX_L</text:p>
          </table:table-cell>
          <table:table-cell table:style-name="ce7" office:value-type="string" calcext:value-type="string">
            <text:p>CMX</text:p>
          </table:table-cell>
          <table:table-cell table:style-name="ce7" office:value-type="string" calcext:value-type="string">
            <text:p>CMX_R</text:p>
          </table:table-cell>
          <table:table-cell table:style-name="ce7" office:value-type="string" calcext:value-type="string">
            <text:p>COA_I</text:p>
          </table:table-cell>
          <table:table-cell table:style-name="ce7" office:value-type="string" calcext:value-type="string">
            <text:p>COA_L</text:p>
          </table:table-cell>
          <table:table-cell table:style-name="ce7" office:value-type="string" calcext:value-type="string">
            <text:p>COA</text:p>
          </table:table-cell>
          <table:table-cell table:style-name="ce7" office:value-type="string" calcext:value-type="string">
            <text:p>COA_R</text:p>
          </table:table-cell>
          <table:table-cell table:style-name="ce7" office:value-type="string" calcext:value-type="string">
            <text:p>COL_I</text:p>
          </table:table-cell>
          <table:table-cell table:style-name="ce7" office:value-type="string" calcext:value-type="string">
            <text:p>COL_L</text:p>
          </table:table-cell>
          <table:table-cell table:style-name="ce7" office:value-type="string" calcext:value-type="string">
            <text:p>COL</text:p>
          </table:table-cell>
          <table:table-cell table:style-name="ce7" office:value-type="string" calcext:value-type="string">
            <text:p>COL_R</text:p>
          </table:table-cell>
          <table:table-cell table:style-name="ce7" office:value-type="string" calcext:value-type="string">
            <text:p>DUR_I</text:p>
          </table:table-cell>
          <table:table-cell table:style-name="ce7" office:value-type="string" calcext:value-type="string">
            <text:p>DUR_L</text:p>
          </table:table-cell>
          <table:table-cell table:style-name="ce7" office:value-type="string" calcext:value-type="string">
            <text:p>DUR</text:p>
          </table:table-cell>
          <table:table-cell table:style-name="ce7" office:value-type="string" calcext:value-type="string">
            <text:p>DUR_R</text:p>
          </table:table-cell>
          <table:table-cell table:style-name="ce7" office:value-type="string" calcext:value-type="string">
            <text:p>GUA_I</text:p>
          </table:table-cell>
          <table:table-cell table:style-name="ce7" office:value-type="string" calcext:value-type="string">
            <text:p>GUA_L</text:p>
          </table:table-cell>
          <table:table-cell table:style-name="ce7" office:value-type="string" calcext:value-type="string">
            <text:p>GUA</text:p>
          </table:table-cell>
          <table:table-cell table:style-name="ce7" office:value-type="string" calcext:value-type="string">
            <text:p>GUA_R</text:p>
          </table:table-cell>
          <table:table-cell table:style-name="ce7" office:value-type="string" calcext:value-type="string">
            <text:p>GRO_I</text:p>
          </table:table-cell>
          <table:table-cell table:style-name="ce7" office:value-type="string" calcext:value-type="string">
            <text:p>GRO_L</text:p>
          </table:table-cell>
          <table:table-cell table:style-name="ce7" office:value-type="string" calcext:value-type="string">
            <text:p>GRO</text:p>
          </table:table-cell>
          <table:table-cell table:style-name="ce7" office:value-type="string" calcext:value-type="string">
            <text:p>GRO_R</text:p>
          </table:table-cell>
          <table:table-cell table:style-name="ce7" office:value-type="string" calcext:value-type="string">
            <text:p>HID_I</text:p>
          </table:table-cell>
          <table:table-cell table:style-name="ce7" office:value-type="string" calcext:value-type="string">
            <text:p>HID_L</text:p>
          </table:table-cell>
          <table:table-cell table:style-name="ce7" office:value-type="string" calcext:value-type="string">
            <text:p>HID</text:p>
          </table:table-cell>
          <table:table-cell table:style-name="ce7" office:value-type="string" calcext:value-type="string">
            <text:p>HID_R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table:style-name="ce7" office:value-type="string" calcext:value-type="string">
            <text:p>MIC_I</text:p>
          </table:table-cell>
          <table:table-cell table:style-name="ce7" office:value-type="string" calcext:value-type="string">
            <text:p>MIC_L</text:p>
          </table:table-cell>
          <table:table-cell table:style-name="ce7" office:value-type="string" calcext:value-type="string">
            <text:p>MIC</text:p>
          </table:table-cell>
          <table:table-cell table:style-name="ce7" office:value-type="string" calcext:value-type="string">
            <text:p>MIC_R</text:p>
          </table:table-cell>
          <table:table-cell table:style-name="ce7" office:value-type="string" calcext:value-type="string">
            <text:p>MOR_I</text:p>
          </table:table-cell>
          <table:table-cell table:style-name="ce7" office:value-type="string" calcext:value-type="string">
            <text:p>MOR_L</text:p>
          </table:table-cell>
          <table:table-cell table:style-name="ce7" office:value-type="string" calcext:value-type="string">
            <text:p>MOR</text:p>
          </table:table-cell>
          <table:table-cell table:style-name="ce7" office:value-type="string" calcext:value-type="string">
            <text:p>MOR_R</text:p>
          </table:table-cell>
          <table:table-cell table:style-name="ce7" office:value-type="string" calcext:value-type="string">
            <text:p>MEX_I</text:p>
          </table:table-cell>
          <table:table-cell table:style-name="ce7" office:value-type="string" calcext:value-type="string">
            <text:p>MEX_L</text:p>
          </table:table-cell>
          <table:table-cell table:style-name="ce7" office:value-type="string" calcext:value-type="string">
            <text:p>MEX</text:p>
          </table:table-cell>
          <table:table-cell table:style-name="ce7" office:value-type="string" calcext:value-type="string">
            <text:p>MEX_R</text:p>
          </table:table-cell>
          <table:table-cell table:style-name="ce7" office:value-type="string" calcext:value-type="string">
            <text:p>NAY_I</text:p>
          </table:table-cell>
          <table:table-cell table:style-name="ce7" office:value-type="string" calcext:value-type="string">
            <text:p>NAY_L</text:p>
          </table:table-cell>
          <table:table-cell table:style-name="ce7" office:value-type="string" calcext:value-type="string">
            <text:p>NAY</text:p>
          </table:table-cell>
          <table:table-cell table:style-name="ce7" office:value-type="string" calcext:value-type="string">
            <text:p>NAY_R</text:p>
          </table:table-cell>
          <table:table-cell table:style-name="ce7" office:value-type="string" calcext:value-type="string">
            <text:p>NLE_I</text:p>
          </table:table-cell>
          <table:table-cell table:style-name="ce7" office:value-type="string" calcext:value-type="string">
            <text:p>NLE_L</text:p>
          </table:table-cell>
          <table:table-cell table:style-name="ce7" office:value-type="string" calcext:value-type="string">
            <text:p>NLE</text:p>
          </table:table-cell>
          <table:table-cell table:style-name="ce7" office:value-type="string" calcext:value-type="string">
            <text:p>NLE_R</text:p>
          </table:table-cell>
          <table:table-cell table:style-name="ce7" office:value-type="string" calcext:value-type="string">
            <text:p>OAX_I</text:p>
          </table:table-cell>
          <table:table-cell table:style-name="ce7" office:value-type="string" calcext:value-type="string">
            <text:p>OAX_L</text:p>
          </table:table-cell>
          <table:table-cell table:style-name="ce7" office:value-type="string" calcext:value-type="string">
            <text:p>OAX</text:p>
          </table:table-cell>
          <table:table-cell table:style-name="ce7" office:value-type="string" calcext:value-type="string">
            <text:p>OAX_R</text:p>
          </table:table-cell>
          <table:table-cell table:style-name="ce7" office:value-type="string" calcext:value-type="string">
            <text:p>PUE_I</text:p>
          </table:table-cell>
          <table:table-cell table:style-name="ce7" office:value-type="string" calcext:value-type="string">
            <text:p>PUE_L</text:p>
          </table:table-cell>
          <table:table-cell table:style-name="ce7" office:value-type="string" calcext:value-type="string">
            <text:p>PUE</text:p>
          </table:table-cell>
          <table:table-cell table:style-name="ce7" office:value-type="string" calcext:value-type="string">
            <text:p>PUE_R</text:p>
          </table:table-cell>
          <table:table-cell table:style-name="ce7" office:value-type="string" calcext:value-type="string">
            <text:p>QUE_I</text:p>
          </table:table-cell>
          <table:table-cell table:style-name="ce7" office:value-type="string" calcext:value-type="string">
            <text:p>QUE_L</text:p>
          </table:table-cell>
          <table:table-cell table:style-name="ce7" office:value-type="string" calcext:value-type="string">
            <text:p>QUE</text:p>
          </table:table-cell>
          <table:table-cell table:style-name="ce7" office:value-type="string" calcext:value-type="string">
            <text:p>QUE_R</text:p>
          </table:table-cell>
          <table:table-cell table:style-name="ce7" office:value-type="string" calcext:value-type="string">
            <text:p>ROO_I</text:p>
          </table:table-cell>
          <table:table-cell table:style-name="ce7" office:value-type="string" calcext:value-type="string">
            <text:p>ROO_L</text:p>
          </table:table-cell>
          <table:table-cell table:style-name="ce7" office:value-type="string" calcext:value-type="string">
            <text:p>ROO</text:p>
          </table:table-cell>
          <table:table-cell table:style-name="ce7" office:value-type="string" calcext:value-type="string">
            <text:p>ROO_R</text:p>
          </table:table-cell>
          <table:table-cell table:style-name="ce7" office:value-type="string" calcext:value-type="string">
            <text:p>SLP_I</text:p>
          </table:table-cell>
          <table:table-cell table:style-name="ce7" office:value-type="string" calcext:value-type="string">
            <text:p>SLP_L</text:p>
          </table:table-cell>
          <table:table-cell table:style-name="ce7" office:value-type="string" calcext:value-type="string">
            <text:p>SLP</text:p>
          </table:table-cell>
          <table:table-cell table:style-name="ce7" office:value-type="string" calcext:value-type="string">
            <text:p>SLP_R</text:p>
          </table:table-cell>
          <table:table-cell table:style-name="ce7" office:value-type="string" calcext:value-type="string">
            <text:p>SIN_I</text:p>
          </table:table-cell>
          <table:table-cell table:style-name="ce7" office:value-type="string" calcext:value-type="string">
            <text:p>SIN_L</text:p>
          </table:table-cell>
          <table:table-cell table:style-name="ce7" office:value-type="string" calcext:value-type="string">
            <text:p>SIN</text:p>
          </table:table-cell>
          <table:table-cell table:style-name="ce7" office:value-type="string" calcext:value-type="string">
            <text:p>SIN_R</text:p>
          </table:table-cell>
          <table:table-cell table:style-name="ce7" office:value-type="string" calcext:value-type="string">
            <text:p>SON_I</text:p>
          </table:table-cell>
          <table:table-cell table:style-name="ce7" office:value-type="string" calcext:value-type="string">
            <text:p>SON_L</text:p>
          </table:table-cell>
          <table:table-cell table:style-name="ce7" office:value-type="string" calcext:value-type="string">
            <text:p>SON</text:p>
          </table:table-cell>
          <table:table-cell table:style-name="ce7" office:value-type="string" calcext:value-type="string">
            <text:p>SON_R</text:p>
          </table:table-cell>
          <table:table-cell table:style-name="ce7" office:value-type="string" calcext:value-type="string">
            <text:p>TAB_I</text:p>
          </table:table-cell>
          <table:table-cell table:style-name="ce7" office:value-type="string" calcext:value-type="string">
            <text:p>TAB_L</text:p>
          </table:table-cell>
          <table:table-cell table:style-name="ce7" office:value-type="string" calcext:value-type="string">
            <text:p>TAB</text:p>
          </table:table-cell>
          <table:table-cell table:style-name="ce7" office:value-type="string" calcext:value-type="string">
            <text:p>TAB_R</text:p>
          </table:table-cell>
          <table:table-cell table:style-name="ce7" office:value-type="string" calcext:value-type="string">
            <text:p>TAM_I</text:p>
          </table:table-cell>
          <table:table-cell table:style-name="ce7" office:value-type="string" calcext:value-type="string">
            <text:p>TAM_L</text:p>
          </table:table-cell>
          <table:table-cell table:style-name="ce7" office:value-type="string" calcext:value-type="string">
            <text:p>TAM</text:p>
          </table:table-cell>
          <table:table-cell table:style-name="ce7" office:value-type="string" calcext:value-type="string">
            <text:p>TAM_R</text:p>
          </table:table-cell>
          <table:table-cell table:style-name="ce7" office:value-type="string" calcext:value-type="string">
            <text:p>TLA_I</text:p>
          </table:table-cell>
          <table:table-cell table:style-name="ce7" office:value-type="string" calcext:value-type="string">
            <text:p>TLA_L</text:p>
          </table:table-cell>
          <table:table-cell table:style-name="ce7" office:value-type="string" calcext:value-type="string">
            <text:p>TLA</text:p>
          </table:table-cell>
          <table:table-cell table:style-name="ce7" office:value-type="string" calcext:value-type="string">
            <text:p>TLA_R</text:p>
          </table:table-cell>
          <table:table-cell table:style-name="ce7" office:value-type="string" calcext:value-type="string">
            <text:p>VER_I</text:p>
          </table:table-cell>
          <table:table-cell table:style-name="ce7" office:value-type="string" calcext:value-type="string">
            <text:p>VER_L</text:p>
          </table:table-cell>
          <table:table-cell table:style-name="ce7" office:value-type="string" calcext:value-type="string">
            <text:p>VER</text:p>
          </table:table-cell>
          <table:table-cell table:style-name="ce7" office:value-type="string" calcext:value-type="string">
            <text:p>VER_R</text:p>
          </table:table-cell>
          <table:table-cell table:style-name="ce7" office:value-type="string" calcext:value-type="string">
            <text:p>YUC_I</text:p>
          </table:table-cell>
          <table:table-cell table:style-name="ce7" office:value-type="string" calcext:value-type="string">
            <text:p>YUC_L</text:p>
          </table:table-cell>
          <table:table-cell table:style-name="ce7" office:value-type="string" calcext:value-type="string">
            <text:p>YUC</text:p>
          </table:table-cell>
          <table:table-cell table:style-name="ce7" office:value-type="string" calcext:value-type="string">
            <text:p>YUC_R</text:p>
          </table:table-cell>
          <table:table-cell table:style-name="ce7" office:value-type="string" calcext:value-type="string">
            <text:p>ZAC_I</text:p>
          </table:table-cell>
          <table:table-cell table:style-name="ce7" office:value-type="string" calcext:value-type="string">
            <text:p>ZAC_L</text:p>
          </table:table-cell>
          <table:table-cell table:style-name="ce7" office:value-type="string" calcext:value-type="string">
            <text:p>ZAC</text:p>
          </table:table-cell>
          <table:table-cell table:style-name="ce7" office:value-type="string" calcext:value-type="string">
            <text:p>ZAC_R</text:p>
          </table:table-cell>
          <table:table-cell table:style-name="ce7" office:value-type="string" calcext:value-type="string">
            <text:p>Pos_I</text:p>
          </table:table-cell>
          <table:table-cell table:style-name="ce7" office:value-type="string" calcext:value-type="string">
            <text:p>Pos_L</text:p>
          </table:table-cell>
          <table:table-cell table:style-name="ce7"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table:style-name="ce7"/>
          <table:table-cell table:number-columns-repeated="885"/>
        </table:table-row>
        <table:table-row table:style-name="ro1">
          <table:table-cell table:style-name="ce8" office:value-type="date" office:date-value="2020-01-23" calcext:value-type="date">
            <text:p>2020-01-23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2];[.F2];[.J2];[.N2];[.R2];[.V2];[.Z2];[.AD2];[.AH2];[.AL2];[.AP2];[.AT2];[.AX2];[.BB2];[.BF2];[.BJ2];[.BN2];[.BR2];[.BV2];[.BZ2];[.CD2];[.CH2];[.CL2];[.CP2];[.CT2];[.CX2];[.DB2];[.DF2];[.DJ2];[.DN2];[.DR2];[.DV2])" office:value-type="float" office:value="0" calcext:value-type="float">
            <text:p>0</text:p>
          </table:table-cell>
          <table:table-cell table:formula="of:=SUM([.C2];[.G2];[.K2];[.O2];[.S2];[.W2];[.AA2];[.AE2];[.AI2];[.AM2];[.AQ2];[.AU2];[.AY2];[.BC2];[.BG2];[.BK2];[.BO2];[.BS2];[.BW2];[.CA2];[.CE2];[.CI2];[.CM2];[.CQ2];[.CU2];[.CY2];[.DC2];[.DG2];[.DK2];[.DO2];[.DS2];[.DW2])" office:value-type="float" office:value="0" calcext:value-type="float">
            <text:p>0</text:p>
          </table:table-cell>
          <table:table-cell table:formula="of:=SUM([.D2];[.H2];[.L2];[.P2];[.T2];[.X2];[.AB2];[.AF2];[.AJ2];[.AN2];[.AR2];[.AV2];[.AZ2];[.BD2];[.BH2];[.BL2];[.BP2];[.BT2];[.BX2];[.CB2];[.CF2];[.CJ2];[.CN2];[.CR2];[.CV2];[.CZ2];[.DD2];[.DH2];[.DL2];[.DP2];[.DT2];[.DX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2];[.ED2];[.EE2];[.EF2])" office:value-type="float" office:value="5" calcext:value-type="float">
            <text:p>5</text:p>
          </table:table-cell>
          <table:table-cell table:formula="of:=SUM([.E2];[.I2];[.M2];[.Q2];[.U2];[.Y2];[.AC2];[.AG2];[.AK2];[.AO2];[.AS2];[.AW2];[.BA2];[.BE2];[.BI2];[.BM2];[.BQ2];[.BU2];[.BY2];[.CC2];[.CG2];[.CK2];[.CO2];[.CS2];[.CW2];[.DA2];[.DE2];[.DI2];[.DM2];[.DQ2];[.DU2];[.DY2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1-24" calcext:value-type="date">
            <text:p>2020-01-24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3];[.F3];[.J3];[.N3];[.R3];[.V3];[.Z3];[.AD3];[.AH3];[.AL3];[.AP3];[.AT3];[.AX3];[.BB3];[.BF3];[.BJ3];[.BN3];[.BR3];[.BV3];[.BZ3];[.CD3];[.CH3];[.CL3];[.CP3];[.CT3];[.CX3];[.DB3];[.DF3];[.DJ3];[.DN3];[.DR3];[.DV3])" office:value-type="float" office:value="0" calcext:value-type="float">
            <text:p>0</text:p>
          </table:table-cell>
          <table:table-cell table:formula="of:=SUM([.C3];[.G3];[.K3];[.O3];[.S3];[.W3];[.AA3];[.AE3];[.AI3];[.AM3];[.AQ3];[.AU3];[.AY3];[.BC3];[.BG3];[.BK3];[.BO3];[.BS3];[.BW3];[.CA3];[.CE3];[.CI3];[.CM3];[.CQ3];[.CU3];[.CY3];[.DC3];[.DG3];[.DK3];[.DO3];[.DS3];[.DW3])" office:value-type="float" office:value="0" calcext:value-type="float">
            <text:p>0</text:p>
          </table:table-cell>
          <table:table-cell table:formula="of:=SUM([.D3];[.H3];[.L3];[.P3];[.T3];[.X3];[.AB3];[.AF3];[.AJ3];[.AN3];[.AR3];[.AV3];[.AZ3];[.BD3];[.BH3];[.BL3];[.BP3];[.BT3];[.BX3];[.CB3];[.CF3];[.CJ3];[.CN3];[.CR3];[.CV3];[.CZ3];[.DD3];[.DH3];[.DL3];[.DP3];[.DT3];[.DX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3];[.ED3];[.EE3];[.EF3])" office:value-type="float" office:value="7" calcext:value-type="float">
            <text:p>7</text:p>
          </table:table-cell>
          <table:table-cell table:formula="of:=SUM([.E3];[.I3];[.M3];[.Q3];[.U3];[.Y3];[.AC3];[.AG3];[.AK3];[.AO3];[.AS3];[.AW3];[.BA3];[.BE3];[.BI3];[.BM3];[.BQ3];[.BU3];[.BY3];[.CC3];[.CG3];[.CK3];[.CO3];[.CS3];[.CW3];[.DA3];[.DE3];[.DI3];[.DM3];[.DQ3];[.DU3];[.DY3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1-25" calcext:value-type="date">
            <text:p>2020-01-25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4];[.F4];[.J4];[.N4];[.R4];[.V4];[.Z4];[.AD4];[.AH4];[.AL4];[.AP4];[.AT4];[.AX4];[.BB4];[.BF4];[.BJ4];[.BN4];[.BR4];[.BV4];[.BZ4];[.CD4];[.CH4];[.CL4];[.CP4];[.CT4];[.CX4];[.DB4];[.DF4];[.DJ4];[.DN4];[.DR4];[.DV4])" office:value-type="float" office:value="0" calcext:value-type="float">
            <text:p>0</text:p>
          </table:table-cell>
          <table:table-cell table:formula="of:=SUM([.C4];[.G4];[.K4];[.O4];[.S4];[.W4];[.AA4];[.AE4];[.AI4];[.AM4];[.AQ4];[.AU4];[.AY4];[.BC4];[.BG4];[.BK4];[.BO4];[.BS4];[.BW4];[.CA4];[.CE4];[.CI4];[.CM4];[.CQ4];[.CU4];[.CY4];[.DC4];[.DG4];[.DK4];[.DO4];[.DS4];[.DW4])" office:value-type="float" office:value="0" calcext:value-type="float">
            <text:p>0</text:p>
          </table:table-cell>
          <table:table-cell table:formula="of:=SUM([.D4];[.H4];[.L4];[.P4];[.T4];[.X4];[.AB4];[.AF4];[.AJ4];[.AN4];[.AR4];[.AV4];[.AZ4];[.BD4];[.BH4];[.BL4];[.BP4];[.BT4];[.BX4];[.CB4];[.CF4];[.CJ4];[.CN4];[.CR4];[.CV4];[.CZ4];[.DD4];[.DH4];[.DL4];[.DP4];[.DT4];[.DX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4];[.ED4];[.EE4];[.EF4])" office:value-type="float" office:value="7" calcext:value-type="float">
            <text:p>7</text:p>
          </table:table-cell>
          <table:table-cell table:formula="of:=SUM([.E4];[.I4];[.M4];[.Q4];[.U4];[.Y4];[.AC4];[.AG4];[.AK4];[.AO4];[.AS4];[.AW4];[.BA4];[.BE4];[.BI4];[.BM4];[.BQ4];[.BU4];[.BY4];[.CC4];[.CG4];[.CK4];[.CO4];[.CS4];[.CW4];[.DA4];[.DE4];[.DI4];[.DM4];[.DQ4];[.DU4];[.DY4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1-26" calcext:value-type="date">
            <text:p>2020-01-26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5];[.F5];[.J5];[.N5];[.R5];[.V5];[.Z5];[.AD5];[.AH5];[.AL5];[.AP5];[.AT5];[.AX5];[.BB5];[.BF5];[.BJ5];[.BN5];[.BR5];[.BV5];[.BZ5];[.CD5];[.CH5];[.CL5];[.CP5];[.CT5];[.CX5];[.DB5];[.DF5];[.DJ5];[.DN5];[.DR5];[.DV5])" office:value-type="float" office:value="0" calcext:value-type="float">
            <text:p>0</text:p>
          </table:table-cell>
          <table:table-cell table:formula="of:=SUM([.C5];[.G5];[.K5];[.O5];[.S5];[.W5];[.AA5];[.AE5];[.AI5];[.AM5];[.AQ5];[.AU5];[.AY5];[.BC5];[.BG5];[.BK5];[.BO5];[.BS5];[.BW5];[.CA5];[.CE5];[.CI5];[.CM5];[.CQ5];[.CU5];[.CY5];[.DC5];[.DG5];[.DK5];[.DO5];[.DS5];[.DW5])" office:value-type="float" office:value="0" calcext:value-type="float">
            <text:p>0</text:p>
          </table:table-cell>
          <table:table-cell table:formula="of:=SUM([.D5];[.H5];[.L5];[.P5];[.T5];[.X5];[.AB5];[.AF5];[.AJ5];[.AN5];[.AR5];[.AV5];[.AZ5];[.BD5];[.BH5];[.BL5];[.BP5];[.BT5];[.BX5];[.CB5];[.CF5];[.CJ5];[.CN5];[.CR5];[.CV5];[.CZ5];[.DD5];[.DH5];[.DL5];[.DP5];[.DT5];[.DX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5];[.ED5];[.EE5];[.EF5])" office:value-type="float" office:value="7" calcext:value-type="float">
            <text:p>7</text:p>
          </table:table-cell>
          <table:table-cell table:formula="of:=SUM([.E5];[.I5];[.M5];[.Q5];[.U5];[.Y5];[.AC5];[.AG5];[.AK5];[.AO5];[.AS5];[.AW5];[.BA5];[.BE5];[.BI5];[.BM5];[.BQ5];[.BU5];[.BY5];[.CC5];[.CG5];[.CK5];[.CO5];[.CS5];[.CW5];[.DA5];[.DE5];[.DI5];[.DM5];[.DQ5];[.DU5];[.DY5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1-27" calcext:value-type="date">
            <text:p>2020-01-27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6];[.F6];[.J6];[.N6];[.R6];[.V6];[.Z6];[.AD6];[.AH6];[.AL6];[.AP6];[.AT6];[.AX6];[.BB6];[.BF6];[.BJ6];[.BN6];[.BR6];[.BV6];[.BZ6];[.CD6];[.CH6];[.CL6];[.CP6];[.CT6];[.CX6];[.DB6];[.DF6];[.DJ6];[.DN6];[.DR6];[.DV6])" office:value-type="float" office:value="0" calcext:value-type="float">
            <text:p>0</text:p>
          </table:table-cell>
          <table:table-cell table:formula="of:=SUM([.C6];[.G6];[.K6];[.O6];[.S6];[.W6];[.AA6];[.AE6];[.AI6];[.AM6];[.AQ6];[.AU6];[.AY6];[.BC6];[.BG6];[.BK6];[.BO6];[.BS6];[.BW6];[.CA6];[.CE6];[.CI6];[.CM6];[.CQ6];[.CU6];[.CY6];[.DC6];[.DG6];[.DK6];[.DO6];[.DS6];[.DW6])" office:value-type="float" office:value="0" calcext:value-type="float">
            <text:p>0</text:p>
          </table:table-cell>
          <table:table-cell table:formula="of:=SUM([.D6];[.H6];[.L6];[.P6];[.T6];[.X6];[.AB6];[.AF6];[.AJ6];[.AN6];[.AR6];[.AV6];[.AZ6];[.BD6];[.BH6];[.BL6];[.BP6];[.BT6];[.BX6];[.CB6];[.CF6];[.CJ6];[.CN6];[.CR6];[.CV6];[.CZ6];[.DD6];[.DH6];[.DL6];[.DP6];[.DT6];[.DX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6];[.ED6];[.EE6];[.EF6])" office:value-type="float" office:value="7" calcext:value-type="float">
            <text:p>7</text:p>
          </table:table-cell>
          <table:table-cell table:formula="of:=SUM([.E6];[.I6];[.M6];[.Q6];[.U6];[.Y6];[.AC6];[.AG6];[.AK6];[.AO6];[.AS6];[.AW6];[.BA6];[.BE6];[.BI6];[.BM6];[.BQ6];[.BU6];[.BY6];[.CC6];[.CG6];[.CK6];[.CO6];[.CS6];[.CW6];[.DA6];[.DE6];[.DI6];[.DM6];[.DQ6];[.DU6];[.DY6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1-28" calcext:value-type="date">
            <text:p>2020-01-28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7];[.F7];[.J7];[.N7];[.R7];[.V7];[.Z7];[.AD7];[.AH7];[.AL7];[.AP7];[.AT7];[.AX7];[.BB7];[.BF7];[.BJ7];[.BN7];[.BR7];[.BV7];[.BZ7];[.CD7];[.CH7];[.CL7];[.CP7];[.CT7];[.CX7];[.DB7];[.DF7];[.DJ7];[.DN7];[.DR7];[.DV7])" office:value-type="float" office:value="0" calcext:value-type="float">
            <text:p>0</text:p>
          </table:table-cell>
          <table:table-cell table:formula="of:=SUM([.C7];[.G7];[.K7];[.O7];[.S7];[.W7];[.AA7];[.AE7];[.AI7];[.AM7];[.AQ7];[.AU7];[.AY7];[.BC7];[.BG7];[.BK7];[.BO7];[.BS7];[.BW7];[.CA7];[.CE7];[.CI7];[.CM7];[.CQ7];[.CU7];[.CY7];[.DC7];[.DG7];[.DK7];[.DO7];[.DS7];[.DW7])" office:value-type="float" office:value="0" calcext:value-type="float">
            <text:p>0</text:p>
          </table:table-cell>
          <table:table-cell table:formula="of:=SUM([.D7];[.H7];[.L7];[.P7];[.T7];[.X7];[.AB7];[.AF7];[.AJ7];[.AN7];[.AR7];[.AV7];[.AZ7];[.BD7];[.BH7];[.BL7];[.BP7];[.BT7];[.BX7];[.CB7];[.CF7];[.CJ7];[.CN7];[.CR7];[.CV7];[.CZ7];[.DD7];[.DH7];[.DL7];[.DP7];[.DT7];[.DX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7];[.ED7];[.EE7];[.EF7])" office:value-type="float" office:value="9" calcext:value-type="float">
            <text:p>9</text:p>
          </table:table-cell>
          <table:table-cell table:formula="of:=SUM([.E7];[.I7];[.M7];[.Q7];[.U7];[.Y7];[.AC7];[.AG7];[.AK7];[.AO7];[.AS7];[.AW7];[.BA7];[.BE7];[.BI7];[.BM7];[.BQ7];[.BU7];[.BY7];[.CC7];[.CG7];[.CK7];[.CO7];[.CS7];[.CW7];[.DA7];[.DE7];[.DI7];[.DM7];[.DQ7];[.DU7];[.DY7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1-29" calcext:value-type="date">
            <text:p>2020-01-29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8];[.F8];[.J8];[.N8];[.R8];[.V8];[.Z8];[.AD8];[.AH8];[.AL8];[.AP8];[.AT8];[.AX8];[.BB8];[.BF8];[.BJ8];[.BN8];[.BR8];[.BV8];[.BZ8];[.CD8];[.CH8];[.CL8];[.CP8];[.CT8];[.CX8];[.DB8];[.DF8];[.DJ8];[.DN8];[.DR8];[.DV8])" office:value-type="float" office:value="0" calcext:value-type="float">
            <text:p>0</text:p>
          </table:table-cell>
          <table:table-cell table:formula="of:=SUM([.C8];[.G8];[.K8];[.O8];[.S8];[.W8];[.AA8];[.AE8];[.AI8];[.AM8];[.AQ8];[.AU8];[.AY8];[.BC8];[.BG8];[.BK8];[.BO8];[.BS8];[.BW8];[.CA8];[.CE8];[.CI8];[.CM8];[.CQ8];[.CU8];[.CY8];[.DC8];[.DG8];[.DK8];[.DO8];[.DS8];[.DW8])" office:value-type="float" office:value="0" calcext:value-type="float">
            <text:p>0</text:p>
          </table:table-cell>
          <table:table-cell table:formula="of:=SUM([.D8];[.H8];[.L8];[.P8];[.T8];[.X8];[.AB8];[.AF8];[.AJ8];[.AN8];[.AR8];[.AV8];[.AZ8];[.BD8];[.BH8];[.BL8];[.BP8];[.BT8];[.BX8];[.CB8];[.CF8];[.CJ8];[.CN8];[.CR8];[.CV8];[.CZ8];[.DD8];[.DH8];[.DL8];[.DP8];[.DT8];[.DX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8];[.ED8];[.EE8];[.EF8])" office:value-type="float" office:value="9" calcext:value-type="float">
            <text:p>9</text:p>
          </table:table-cell>
          <table:table-cell table:formula="of:=SUM([.E8];[.I8];[.M8];[.Q8];[.U8];[.Y8];[.AC8];[.AG8];[.AK8];[.AO8];[.AS8];[.AW8];[.BA8];[.BE8];[.BI8];[.BM8];[.BQ8];[.BU8];[.BY8];[.CC8];[.CG8];[.CK8];[.CO8];[.CS8];[.CW8];[.DA8];[.DE8];[.DI8];[.DM8];[.DQ8];[.DU8];[.DY8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1-30" calcext:value-type="date">
            <text:p>2020-01-30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9];[.F9];[.J9];[.N9];[.R9];[.V9];[.Z9];[.AD9];[.AH9];[.AL9];[.AP9];[.AT9];[.AX9];[.BB9];[.BF9];[.BJ9];[.BN9];[.BR9];[.BV9];[.BZ9];[.CD9];[.CH9];[.CL9];[.CP9];[.CT9];[.CX9];[.DB9];[.DF9];[.DJ9];[.DN9];[.DR9];[.DV9])" office:value-type="float" office:value="0" calcext:value-type="float">
            <text:p>0</text:p>
          </table:table-cell>
          <table:table-cell table:formula="of:=SUM([.C9];[.G9];[.K9];[.O9];[.S9];[.W9];[.AA9];[.AE9];[.AI9];[.AM9];[.AQ9];[.AU9];[.AY9];[.BC9];[.BG9];[.BK9];[.BO9];[.BS9];[.BW9];[.CA9];[.CE9];[.CI9];[.CM9];[.CQ9];[.CU9];[.CY9];[.DC9];[.DG9];[.DK9];[.DO9];[.DS9];[.DW9])" office:value-type="float" office:value="0" calcext:value-type="float">
            <text:p>0</text:p>
          </table:table-cell>
          <table:table-cell table:formula="of:=SUM([.D9];[.H9];[.L9];[.P9];[.T9];[.X9];[.AB9];[.AF9];[.AJ9];[.AN9];[.AR9];[.AV9];[.AZ9];[.BD9];[.BH9];[.BL9];[.BP9];[.BT9];[.BX9];[.CB9];[.CF9];[.CJ9];[.CN9];[.CR9];[.CV9];[.CZ9];[.DD9];[.DH9];[.DL9];[.DP9];[.DT9];[.DX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9];[.ED9];[.EE9];[.EF9])" office:value-type="float" office:value="9" calcext:value-type="float">
            <text:p>9</text:p>
          </table:table-cell>
          <table:table-cell table:formula="of:=SUM([.E9];[.I9];[.M9];[.Q9];[.U9];[.Y9];[.AC9];[.AG9];[.AK9];[.AO9];[.AS9];[.AW9];[.BA9];[.BE9];[.BI9];[.BM9];[.BQ9];[.BU9];[.BY9];[.CC9];[.CG9];[.CK9];[.CO9];[.CS9];[.CW9];[.DA9];[.DE9];[.DI9];[.DM9];[.DQ9];[.DU9];[.DY9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1-31" calcext:value-type="date">
            <text:p>2020-01-31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10];[.F10];[.J10];[.N10];[.R10];[.V10];[.Z10];[.AD10];[.AH10];[.AL10];[.AP10];[.AT10];[.AX10];[.BB10];[.BF10];[.BJ10];[.BN10];[.BR10];[.BV10];[.BZ10];[.CD10];[.CH10];[.CL10];[.CP10];[.CT10];[.CX10];[.DB10];[.DF10];[.DJ10];[.DN10];[.DR10];[.DV10])" office:value-type="float" office:value="0" calcext:value-type="float">
            <text:p>0</text:p>
          </table:table-cell>
          <table:table-cell table:formula="of:=SUM([.C10];[.G10];[.K10];[.O10];[.S10];[.W10];[.AA10];[.AE10];[.AI10];[.AM10];[.AQ10];[.AU10];[.AY10];[.BC10];[.BG10];[.BK10];[.BO10];[.BS10];[.BW10];[.CA10];[.CE10];[.CI10];[.CM10];[.CQ10];[.CU10];[.CY10];[.DC10];[.DG10];[.DK10];[.DO10];[.DS10];[.DW10])" office:value-type="float" office:value="0" calcext:value-type="float">
            <text:p>0</text:p>
          </table:table-cell>
          <table:table-cell table:formula="of:=SUM([.D10];[.H10];[.L10];[.P10];[.T10];[.X10];[.AB10];[.AF10];[.AJ10];[.AN10];[.AR10];[.AV10];[.AZ10];[.BD10];[.BH10];[.BL10];[.BP10];[.BT10];[.BX10];[.CB10];[.CF10];[.CJ10];[.CN10];[.CR10];[.CV10];[.CZ10];[.DD10];[.DH10];[.DL10];[.DP10];[.DT10];[.DX1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10];[.ED10];[.EE10];[.EF10])" office:value-type="float" office:value="9" calcext:value-type="float">
            <text:p>9</text:p>
          </table:table-cell>
          <table:table-cell table:formula="of:=SUM([.E10];[.I10];[.M10];[.Q10];[.U10];[.Y10];[.AC10];[.AG10];[.AK10];[.AO10];[.AS10];[.AW10];[.BA10];[.BE10];[.BI10];[.BM10];[.BQ10];[.BU10];[.BY10];[.CC10];[.CG10];[.CK10];[.CO10];[.CS10];[.CW10];[.DA10];[.DE10];[.DI10];[.DM10];[.DQ10];[.DU10];[.DY10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01" calcext:value-type="date">
            <text:p>2020-02-01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11];[.F11];[.J11];[.N11];[.R11];[.V11];[.Z11];[.AD11];[.AH11];[.AL11];[.AP11];[.AT11];[.AX11];[.BB11];[.BF11];[.BJ11];[.BN11];[.BR11];[.BV11];[.BZ11];[.CD11];[.CH11];[.CL11];[.CP11];[.CT11];[.CX11];[.DB11];[.DF11];[.DJ11];[.DN11];[.DR11];[.DV11])" office:value-type="float" office:value="0" calcext:value-type="float">
            <text:p>0</text:p>
          </table:table-cell>
          <table:table-cell table:formula="of:=SUM([.C11];[.G11];[.K11];[.O11];[.S11];[.W11];[.AA11];[.AE11];[.AI11];[.AM11];[.AQ11];[.AU11];[.AY11];[.BC11];[.BG11];[.BK11];[.BO11];[.BS11];[.BW11];[.CA11];[.CE11];[.CI11];[.CM11];[.CQ11];[.CU11];[.CY11];[.DC11];[.DG11];[.DK11];[.DO11];[.DS11];[.DW11])" office:value-type="float" office:value="0" calcext:value-type="float">
            <text:p>0</text:p>
          </table:table-cell>
          <table:table-cell table:formula="of:=SUM([.D11];[.H11];[.L11];[.P11];[.T11];[.X11];[.AB11];[.AF11];[.AJ11];[.AN11];[.AR11];[.AV11];[.AZ11];[.BD11];[.BH11];[.BL11];[.BP11];[.BT11];[.BX11];[.CB11];[.CF11];[.CJ11];[.CN11];[.CR11];[.CV11];[.CZ11];[.DD11];[.DH11];[.DL11];[.DP11];[.DT11];[.DX1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11];[.ED11];[.EE11];[.EF11])" office:value-type="float" office:value="9" calcext:value-type="float">
            <text:p>9</text:p>
          </table:table-cell>
          <table:table-cell table:formula="of:=SUM([.E11];[.I11];[.M11];[.Q11];[.U11];[.Y11];[.AC11];[.AG11];[.AK11];[.AO11];[.AS11];[.AW11];[.BA11];[.BE11];[.BI11];[.BM11];[.BQ11];[.BU11];[.BY11];[.CC11];[.CG11];[.CK11];[.CO11];[.CS11];[.CW11];[.DA11];[.DE11];[.DI11];[.DM11];[.DQ11];[.DU11];[.DY11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02" calcext:value-type="date">
            <text:p>2020-02-02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12];[.F12];[.J12];[.N12];[.R12];[.V12];[.Z12];[.AD12];[.AH12];[.AL12];[.AP12];[.AT12];[.AX12];[.BB12];[.BF12];[.BJ12];[.BN12];[.BR12];[.BV12];[.BZ12];[.CD12];[.CH12];[.CL12];[.CP12];[.CT12];[.CX12];[.DB12];[.DF12];[.DJ12];[.DN12];[.DR12];[.DV12])" office:value-type="float" office:value="0" calcext:value-type="float">
            <text:p>0</text:p>
          </table:table-cell>
          <table:table-cell table:formula="of:=SUM([.C12];[.G12];[.K12];[.O12];[.S12];[.W12];[.AA12];[.AE12];[.AI12];[.AM12];[.AQ12];[.AU12];[.AY12];[.BC12];[.BG12];[.BK12];[.BO12];[.BS12];[.BW12];[.CA12];[.CE12];[.CI12];[.CM12];[.CQ12];[.CU12];[.CY12];[.DC12];[.DG12];[.DK12];[.DO12];[.DS12];[.DW12])" office:value-type="float" office:value="0" calcext:value-type="float">
            <text:p>0</text:p>
          </table:table-cell>
          <table:table-cell table:formula="of:=SUM([.D12];[.H12];[.L12];[.P12];[.T12];[.X12];[.AB12];[.AF12];[.AJ12];[.AN12];[.AR12];[.AV12];[.AZ12];[.BD12];[.BH12];[.BL12];[.BP12];[.BT12];[.BX12];[.CB12];[.CF12];[.CJ12];[.CN12];[.CR12];[.CV12];[.CZ12];[.DD12];[.DH12];[.DL12];[.DP12];[.DT12];[.DX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12];[.ED12];[.EE12];[.EF12])" office:value-type="float" office:value="10" calcext:value-type="float">
            <text:p>10</text:p>
          </table:table-cell>
          <table:table-cell table:formula="of:=SUM([.E12];[.I12];[.M12];[.Q12];[.U12];[.Y12];[.AC12];[.AG12];[.AK12];[.AO12];[.AS12];[.AW12];[.BA12];[.BE12];[.BI12];[.BM12];[.BQ12];[.BU12];[.BY12];[.CC12];[.CG12];[.CK12];[.CO12];[.CS12];[.CW12];[.DA12];[.DE12];[.DI12];[.DM12];[.DQ12];[.DU12];[.DY12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03" calcext:value-type="date">
            <text:p>2020-02-03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13];[.F13];[.J13];[.N13];[.R13];[.V13];[.Z13];[.AD13];[.AH13];[.AL13];[.AP13];[.AT13];[.AX13];[.BB13];[.BF13];[.BJ13];[.BN13];[.BR13];[.BV13];[.BZ13];[.CD13];[.CH13];[.CL13];[.CP13];[.CT13];[.CX13];[.DB13];[.DF13];[.DJ13];[.DN13];[.DR13];[.DV13])" office:value-type="float" office:value="0" calcext:value-type="float">
            <text:p>0</text:p>
          </table:table-cell>
          <table:table-cell table:formula="of:=SUM([.C13];[.G13];[.K13];[.O13];[.S13];[.W13];[.AA13];[.AE13];[.AI13];[.AM13];[.AQ13];[.AU13];[.AY13];[.BC13];[.BG13];[.BK13];[.BO13];[.BS13];[.BW13];[.CA13];[.CE13];[.CI13];[.CM13];[.CQ13];[.CU13];[.CY13];[.DC13];[.DG13];[.DK13];[.DO13];[.DS13];[.DW13])" office:value-type="float" office:value="0" calcext:value-type="float">
            <text:p>0</text:p>
          </table:table-cell>
          <table:table-cell table:formula="of:=SUM([.D13];[.H13];[.L13];[.P13];[.T13];[.X13];[.AB13];[.AF13];[.AJ13];[.AN13];[.AR13];[.AV13];[.AZ13];[.BD13];[.BH13];[.BL13];[.BP13];[.BT13];[.BX13];[.CB13];[.CF13];[.CJ13];[.CN13];[.CR13];[.CV13];[.CZ13];[.DD13];[.DH13];[.DL13];[.DP13];[.DT13];[.DX1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13];[.ED13];[.EE13];[.EF13])" office:value-type="float" office:value="10" calcext:value-type="float">
            <text:p>10</text:p>
          </table:table-cell>
          <table:table-cell table:formula="of:=SUM([.E13];[.I13];[.M13];[.Q13];[.U13];[.Y13];[.AC13];[.AG13];[.AK13];[.AO13];[.AS13];[.AW13];[.BA13];[.BE13];[.BI13];[.BM13];[.BQ13];[.BU13];[.BY13];[.CC13];[.CG13];[.CK13];[.CO13];[.CS13];[.CW13];[.DA13];[.DE13];[.DI13];[.DM13];[.DQ13];[.DU13];[.DY13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04" calcext:value-type="date">
            <text:p>2020-02-04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14];[.F14];[.J14];[.N14];[.R14];[.V14];[.Z14];[.AD14];[.AH14];[.AL14];[.AP14];[.AT14];[.AX14];[.BB14];[.BF14];[.BJ14];[.BN14];[.BR14];[.BV14];[.BZ14];[.CD14];[.CH14];[.CL14];[.CP14];[.CT14];[.CX14];[.DB14];[.DF14];[.DJ14];[.DN14];[.DR14];[.DV14])" office:value-type="float" office:value="0" calcext:value-type="float">
            <text:p>0</text:p>
          </table:table-cell>
          <table:table-cell table:formula="of:=SUM([.C14];[.G14];[.K14];[.O14];[.S14];[.W14];[.AA14];[.AE14];[.AI14];[.AM14];[.AQ14];[.AU14];[.AY14];[.BC14];[.BG14];[.BK14];[.BO14];[.BS14];[.BW14];[.CA14];[.CE14];[.CI14];[.CM14];[.CQ14];[.CU14];[.CY14];[.DC14];[.DG14];[.DK14];[.DO14];[.DS14];[.DW14])" office:value-type="float" office:value="0" calcext:value-type="float">
            <text:p>0</text:p>
          </table:table-cell>
          <table:table-cell table:formula="of:=SUM([.D14];[.H14];[.L14];[.P14];[.T14];[.X14];[.AB14];[.AF14];[.AJ14];[.AN14];[.AR14];[.AV14];[.AZ14];[.BD14];[.BH14];[.BL14];[.BP14];[.BT14];[.BX14];[.CB14];[.CF14];[.CJ14];[.CN14];[.CR14];[.CV14];[.CZ14];[.DD14];[.DH14];[.DL14];[.DP14];[.DT14];[.DX1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14];[.ED14];[.EE14];[.EF14])" office:value-type="float" office:value="10" calcext:value-type="float">
            <text:p>10</text:p>
          </table:table-cell>
          <table:table-cell table:formula="of:=SUM([.E14];[.I14];[.M14];[.Q14];[.U14];[.Y14];[.AC14];[.AG14];[.AK14];[.AO14];[.AS14];[.AW14];[.BA14];[.BE14];[.BI14];[.BM14];[.BQ14];[.BU14];[.BY14];[.CC14];[.CG14];[.CK14];[.CO14];[.CS14];[.CW14];[.DA14];[.DE14];[.DI14];[.DM14];[.DQ14];[.DU14];[.DY14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05" calcext:value-type="date">
            <text:p>2020-02-05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15];[.F15];[.J15];[.N15];[.R15];[.V15];[.Z15];[.AD15];[.AH15];[.AL15];[.AP15];[.AT15];[.AX15];[.BB15];[.BF15];[.BJ15];[.BN15];[.BR15];[.BV15];[.BZ15];[.CD15];[.CH15];[.CL15];[.CP15];[.CT15];[.CX15];[.DB15];[.DF15];[.DJ15];[.DN15];[.DR15];[.DV15])" office:value-type="float" office:value="0" calcext:value-type="float">
            <text:p>0</text:p>
          </table:table-cell>
          <table:table-cell table:formula="of:=SUM([.C15];[.G15];[.K15];[.O15];[.S15];[.W15];[.AA15];[.AE15];[.AI15];[.AM15];[.AQ15];[.AU15];[.AY15];[.BC15];[.BG15];[.BK15];[.BO15];[.BS15];[.BW15];[.CA15];[.CE15];[.CI15];[.CM15];[.CQ15];[.CU15];[.CY15];[.DC15];[.DG15];[.DK15];[.DO15];[.DS15];[.DW15])" office:value-type="float" office:value="0" calcext:value-type="float">
            <text:p>0</text:p>
          </table:table-cell>
          <table:table-cell table:formula="of:=SUM([.D15];[.H15];[.L15];[.P15];[.T15];[.X15];[.AB15];[.AF15];[.AJ15];[.AN15];[.AR15];[.AV15];[.AZ15];[.BD15];[.BH15];[.BL15];[.BP15];[.BT15];[.BX15];[.CB15];[.CF15];[.CJ15];[.CN15];[.CR15];[.CV15];[.CZ15];[.DD15];[.DH15];[.DL15];[.DP15];[.DT15];[.DX1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15];[.ED15];[.EE15];[.EF15])" office:value-type="float" office:value="10" calcext:value-type="float">
            <text:p>10</text:p>
          </table:table-cell>
          <table:table-cell table:formula="of:=SUM([.E15];[.I15];[.M15];[.Q15];[.U15];[.Y15];[.AC15];[.AG15];[.AK15];[.AO15];[.AS15];[.AW15];[.BA15];[.BE15];[.BI15];[.BM15];[.BQ15];[.BU15];[.BY15];[.CC15];[.CG15];[.CK15];[.CO15];[.CS15];[.CW15];[.DA15];[.DE15];[.DI15];[.DM15];[.DQ15];[.DU15];[.DY15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06" calcext:value-type="date">
            <text:p>2020-02-06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16];[.F16];[.J16];[.N16];[.R16];[.V16];[.Z16];[.AD16];[.AH16];[.AL16];[.AP16];[.AT16];[.AX16];[.BB16];[.BF16];[.BJ16];[.BN16];[.BR16];[.BV16];[.BZ16];[.CD16];[.CH16];[.CL16];[.CP16];[.CT16];[.CX16];[.DB16];[.DF16];[.DJ16];[.DN16];[.DR16];[.DV16])" office:value-type="float" office:value="0" calcext:value-type="float">
            <text:p>0</text:p>
          </table:table-cell>
          <table:table-cell table:formula="of:=SUM([.C16];[.G16];[.K16];[.O16];[.S16];[.W16];[.AA16];[.AE16];[.AI16];[.AM16];[.AQ16];[.AU16];[.AY16];[.BC16];[.BG16];[.BK16];[.BO16];[.BS16];[.BW16];[.CA16];[.CE16];[.CI16];[.CM16];[.CQ16];[.CU16];[.CY16];[.DC16];[.DG16];[.DK16];[.DO16];[.DS16];[.DW16])" office:value-type="float" office:value="0" calcext:value-type="float">
            <text:p>0</text:p>
          </table:table-cell>
          <table:table-cell table:formula="of:=SUM([.D16];[.H16];[.L16];[.P16];[.T16];[.X16];[.AB16];[.AF16];[.AJ16];[.AN16];[.AR16];[.AV16];[.AZ16];[.BD16];[.BH16];[.BL16];[.BP16];[.BT16];[.BX16];[.CB16];[.CF16];[.CJ16];[.CN16];[.CR16];[.CV16];[.CZ16];[.DD16];[.DH16];[.DL16];[.DP16];[.DT16];[.DX1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16];[.ED16];[.EE16];[.EF16])" office:value-type="float" office:value="10" calcext:value-type="float">
            <text:p>10</text:p>
          </table:table-cell>
          <table:table-cell table:formula="of:=SUM([.E16];[.I16];[.M16];[.Q16];[.U16];[.Y16];[.AC16];[.AG16];[.AK16];[.AO16];[.AS16];[.AW16];[.BA16];[.BE16];[.BI16];[.BM16];[.BQ16];[.BU16];[.BY16];[.CC16];[.CG16];[.CK16];[.CO16];[.CS16];[.CW16];[.DA16];[.DE16];[.DI16];[.DM16];[.DQ16];[.DU16];[.DY16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07" calcext:value-type="date">
            <text:p>2020-02-07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17];[.F17];[.J17];[.N17];[.R17];[.V17];[.Z17];[.AD17];[.AH17];[.AL17];[.AP17];[.AT17];[.AX17];[.BB17];[.BF17];[.BJ17];[.BN17];[.BR17];[.BV17];[.BZ17];[.CD17];[.CH17];[.CL17];[.CP17];[.CT17];[.CX17];[.DB17];[.DF17];[.DJ17];[.DN17];[.DR17];[.DV17])" office:value-type="float" office:value="0" calcext:value-type="float">
            <text:p>0</text:p>
          </table:table-cell>
          <table:table-cell table:formula="of:=SUM([.C17];[.G17];[.K17];[.O17];[.S17];[.W17];[.AA17];[.AE17];[.AI17];[.AM17];[.AQ17];[.AU17];[.AY17];[.BC17];[.BG17];[.BK17];[.BO17];[.BS17];[.BW17];[.CA17];[.CE17];[.CI17];[.CM17];[.CQ17];[.CU17];[.CY17];[.DC17];[.DG17];[.DK17];[.DO17];[.DS17];[.DW17])" office:value-type="float" office:value="0" calcext:value-type="float">
            <text:p>0</text:p>
          </table:table-cell>
          <table:table-cell table:formula="of:=SUM([.D17];[.H17];[.L17];[.P17];[.T17];[.X17];[.AB17];[.AF17];[.AJ17];[.AN17];[.AR17];[.AV17];[.AZ17];[.BD17];[.BH17];[.BL17];[.BP17];[.BT17];[.BX17];[.CB17];[.CF17];[.CJ17];[.CN17];[.CR17];[.CV17];[.CZ17];[.DD17];[.DH17];[.DL17];[.DP17];[.DT17];[.DX1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17];[.ED17];[.EE17];[.EF17])" office:value-type="float" office:value="10" calcext:value-type="float">
            <text:p>10</text:p>
          </table:table-cell>
          <table:table-cell table:formula="of:=SUM([.E17];[.I17];[.M17];[.Q17];[.U17];[.Y17];[.AC17];[.AG17];[.AK17];[.AO17];[.AS17];[.AW17];[.BA17];[.BE17];[.BI17];[.BM17];[.BQ17];[.BU17];[.BY17];[.CC17];[.CG17];[.CK17];[.CO17];[.CS17];[.CW17];[.DA17];[.DE17];[.DI17];[.DM17];[.DQ17];[.DU17];[.DY17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08" calcext:value-type="date">
            <text:p>2020-02-08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18];[.F18];[.J18];[.N18];[.R18];[.V18];[.Z18];[.AD18];[.AH18];[.AL18];[.AP18];[.AT18];[.AX18];[.BB18];[.BF18];[.BJ18];[.BN18];[.BR18];[.BV18];[.BZ18];[.CD18];[.CH18];[.CL18];[.CP18];[.CT18];[.CX18];[.DB18];[.DF18];[.DJ18];[.DN18];[.DR18];[.DV18])" office:value-type="float" office:value="0" calcext:value-type="float">
            <text:p>0</text:p>
          </table:table-cell>
          <table:table-cell table:formula="of:=SUM([.C18];[.G18];[.K18];[.O18];[.S18];[.W18];[.AA18];[.AE18];[.AI18];[.AM18];[.AQ18];[.AU18];[.AY18];[.BC18];[.BG18];[.BK18];[.BO18];[.BS18];[.BW18];[.CA18];[.CE18];[.CI18];[.CM18];[.CQ18];[.CU18];[.CY18];[.DC18];[.DG18];[.DK18];[.DO18];[.DS18];[.DW18])" office:value-type="float" office:value="0" calcext:value-type="float">
            <text:p>0</text:p>
          </table:table-cell>
          <table:table-cell table:formula="of:=SUM([.D18];[.H18];[.L18];[.P18];[.T18];[.X18];[.AB18];[.AF18];[.AJ18];[.AN18];[.AR18];[.AV18];[.AZ18];[.BD18];[.BH18];[.BL18];[.BP18];[.BT18];[.BX18];[.CB18];[.CF18];[.CJ18];[.CN18];[.CR18];[.CV18];[.CZ18];[.DD18];[.DH18];[.DL18];[.DP18];[.DT18];[.DX1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18];[.ED18];[.EE18];[.EF18])" office:value-type="float" office:value="10" calcext:value-type="float">
            <text:p>10</text:p>
          </table:table-cell>
          <table:table-cell table:formula="of:=SUM([.E18];[.I18];[.M18];[.Q18];[.U18];[.Y18];[.AC18];[.AG18];[.AK18];[.AO18];[.AS18];[.AW18];[.BA18];[.BE18];[.BI18];[.BM18];[.BQ18];[.BU18];[.BY18];[.CC18];[.CG18];[.CK18];[.CO18];[.CS18];[.CW18];[.DA18];[.DE18];[.DI18];[.DM18];[.DQ18];[.DU18];[.DY18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09" calcext:value-type="date">
            <text:p>2020-02-09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19];[.F19];[.J19];[.N19];[.R19];[.V19];[.Z19];[.AD19];[.AH19];[.AL19];[.AP19];[.AT19];[.AX19];[.BB19];[.BF19];[.BJ19];[.BN19];[.BR19];[.BV19];[.BZ19];[.CD19];[.CH19];[.CL19];[.CP19];[.CT19];[.CX19];[.DB19];[.DF19];[.DJ19];[.DN19];[.DR19];[.DV19])" office:value-type="float" office:value="0" calcext:value-type="float">
            <text:p>0</text:p>
          </table:table-cell>
          <table:table-cell table:formula="of:=SUM([.C19];[.G19];[.K19];[.O19];[.S19];[.W19];[.AA19];[.AE19];[.AI19];[.AM19];[.AQ19];[.AU19];[.AY19];[.BC19];[.BG19];[.BK19];[.BO19];[.BS19];[.BW19];[.CA19];[.CE19];[.CI19];[.CM19];[.CQ19];[.CU19];[.CY19];[.DC19];[.DG19];[.DK19];[.DO19];[.DS19];[.DW19])" office:value-type="float" office:value="0" calcext:value-type="float">
            <text:p>0</text:p>
          </table:table-cell>
          <table:table-cell table:formula="of:=SUM([.D19];[.H19];[.L19];[.P19];[.T19];[.X19];[.AB19];[.AF19];[.AJ19];[.AN19];[.AR19];[.AV19];[.AZ19];[.BD19];[.BH19];[.BL19];[.BP19];[.BT19];[.BX19];[.CB19];[.CF19];[.CJ19];[.CN19];[.CR19];[.CV19];[.CZ19];[.DD19];[.DH19];[.DL19];[.DP19];[.DT19];[.DX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19];[.ED19];[.EE19];[.EF19])" office:value-type="float" office:value="11" calcext:value-type="float">
            <text:p>11</text:p>
          </table:table-cell>
          <table:table-cell table:formula="of:=SUM([.E19];[.I19];[.M19];[.Q19];[.U19];[.Y19];[.AC19];[.AG19];[.AK19];[.AO19];[.AS19];[.AW19];[.BA19];[.BE19];[.BI19];[.BM19];[.BQ19];[.BU19];[.BY19];[.CC19];[.CG19];[.CK19];[.CO19];[.CS19];[.CW19];[.DA19];[.DE19];[.DI19];[.DM19];[.DQ19];[.DU19];[.DY19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10" calcext:value-type="date">
            <text:p>2020-02-10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20];[.F20];[.J20];[.N20];[.R20];[.V20];[.Z20];[.AD20];[.AH20];[.AL20];[.AP20];[.AT20];[.AX20];[.BB20];[.BF20];[.BJ20];[.BN20];[.BR20];[.BV20];[.BZ20];[.CD20];[.CH20];[.CL20];[.CP20];[.CT20];[.CX20];[.DB20];[.DF20];[.DJ20];[.DN20];[.DR20];[.DV20])" office:value-type="float" office:value="0" calcext:value-type="float">
            <text:p>0</text:p>
          </table:table-cell>
          <table:table-cell table:formula="of:=SUM([.C20];[.G20];[.K20];[.O20];[.S20];[.W20];[.AA20];[.AE20];[.AI20];[.AM20];[.AQ20];[.AU20];[.AY20];[.BC20];[.BG20];[.BK20];[.BO20];[.BS20];[.BW20];[.CA20];[.CE20];[.CI20];[.CM20];[.CQ20];[.CU20];[.CY20];[.DC20];[.DG20];[.DK20];[.DO20];[.DS20];[.DW20])" office:value-type="float" office:value="0" calcext:value-type="float">
            <text:p>0</text:p>
          </table:table-cell>
          <table:table-cell table:formula="of:=SUM([.D20];[.H20];[.L20];[.P20];[.T20];[.X20];[.AB20];[.AF20];[.AJ20];[.AN20];[.AR20];[.AV20];[.AZ20];[.BD20];[.BH20];[.BL20];[.BP20];[.BT20];[.BX20];[.CB20];[.CF20];[.CJ20];[.CN20];[.CR20];[.CV20];[.CZ20];[.DD20];[.DH20];[.DL20];[.DP20];[.DT20];[.DX2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20];[.ED20];[.EE20];[.EF20])" office:value-type="float" office:value="11" calcext:value-type="float">
            <text:p>11</text:p>
          </table:table-cell>
          <table:table-cell table:formula="of:=SUM([.E20];[.I20];[.M20];[.Q20];[.U20];[.Y20];[.AC20];[.AG20];[.AK20];[.AO20];[.AS20];[.AW20];[.BA20];[.BE20];[.BI20];[.BM20];[.BQ20];[.BU20];[.BY20];[.CC20];[.CG20];[.CK20];[.CO20];[.CS20];[.CW20];[.DA20];[.DE20];[.DI20];[.DM20];[.DQ20];[.DU20];[.DY20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11" calcext:value-type="date">
            <text:p>2020-02-11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21];[.F21];[.J21];[.N21];[.R21];[.V21];[.Z21];[.AD21];[.AH21];[.AL21];[.AP21];[.AT21];[.AX21];[.BB21];[.BF21];[.BJ21];[.BN21];[.BR21];[.BV21];[.BZ21];[.CD21];[.CH21];[.CL21];[.CP21];[.CT21];[.CX21];[.DB21];[.DF21];[.DJ21];[.DN21];[.DR21];[.DV21])" office:value-type="float" office:value="0" calcext:value-type="float">
            <text:p>0</text:p>
          </table:table-cell>
          <table:table-cell table:formula="of:=SUM([.C21];[.G21];[.K21];[.O21];[.S21];[.W21];[.AA21];[.AE21];[.AI21];[.AM21];[.AQ21];[.AU21];[.AY21];[.BC21];[.BG21];[.BK21];[.BO21];[.BS21];[.BW21];[.CA21];[.CE21];[.CI21];[.CM21];[.CQ21];[.CU21];[.CY21];[.DC21];[.DG21];[.DK21];[.DO21];[.DS21];[.DW21])" office:value-type="float" office:value="0" calcext:value-type="float">
            <text:p>0</text:p>
          </table:table-cell>
          <table:table-cell table:formula="of:=SUM([.D21];[.H21];[.L21];[.P21];[.T21];[.X21];[.AB21];[.AF21];[.AJ21];[.AN21];[.AR21];[.AV21];[.AZ21];[.BD21];[.BH21];[.BL21];[.BP21];[.BT21];[.BX21];[.CB21];[.CF21];[.CJ21];[.CN21];[.CR21];[.CV21];[.CZ21];[.DD21];[.DH21];[.DL21];[.DP21];[.DT21];[.DX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21];[.ED21];[.EE21];[.EF21])" office:value-type="float" office:value="14" calcext:value-type="float">
            <text:p>14</text:p>
          </table:table-cell>
          <table:table-cell table:formula="of:=SUM([.E21];[.I21];[.M21];[.Q21];[.U21];[.Y21];[.AC21];[.AG21];[.AK21];[.AO21];[.AS21];[.AW21];[.BA21];[.BE21];[.BI21];[.BM21];[.BQ21];[.BU21];[.BY21];[.CC21];[.CG21];[.CK21];[.CO21];[.CS21];[.CW21];[.DA21];[.DE21];[.DI21];[.DM21];[.DQ21];[.DU21];[.DY21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12" calcext:value-type="date">
            <text:p>2020-02-12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22];[.F22];[.J22];[.N22];[.R22];[.V22];[.Z22];[.AD22];[.AH22];[.AL22];[.AP22];[.AT22];[.AX22];[.BB22];[.BF22];[.BJ22];[.BN22];[.BR22];[.BV22];[.BZ22];[.CD22];[.CH22];[.CL22];[.CP22];[.CT22];[.CX22];[.DB22];[.DF22];[.DJ22];[.DN22];[.DR22];[.DV22])" office:value-type="float" office:value="0" calcext:value-type="float">
            <text:p>0</text:p>
          </table:table-cell>
          <table:table-cell table:formula="of:=SUM([.C22];[.G22];[.K22];[.O22];[.S22];[.W22];[.AA22];[.AE22];[.AI22];[.AM22];[.AQ22];[.AU22];[.AY22];[.BC22];[.BG22];[.BK22];[.BO22];[.BS22];[.BW22];[.CA22];[.CE22];[.CI22];[.CM22];[.CQ22];[.CU22];[.CY22];[.DC22];[.DG22];[.DK22];[.DO22];[.DS22];[.DW22])" office:value-type="float" office:value="0" calcext:value-type="float">
            <text:p>0</text:p>
          </table:table-cell>
          <table:table-cell table:formula="of:=SUM([.D22];[.H22];[.L22];[.P22];[.T22];[.X22];[.AB22];[.AF22];[.AJ22];[.AN22];[.AR22];[.AV22];[.AZ22];[.BD22];[.BH22];[.BL22];[.BP22];[.BT22];[.BX22];[.CB22];[.CF22];[.CJ22];[.CN22];[.CR22];[.CV22];[.CZ22];[.DD22];[.DH22];[.DL22];[.DP22];[.DT22];[.DX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22];[.ED22];[.EE22];[.EF22])" office:value-type="float" office:value="15" calcext:value-type="float">
            <text:p>15</text:p>
          </table:table-cell>
          <table:table-cell table:formula="of:=SUM([.E22];[.I22];[.M22];[.Q22];[.U22];[.Y22];[.AC22];[.AG22];[.AK22];[.AO22];[.AS22];[.AW22];[.BA22];[.BE22];[.BI22];[.BM22];[.BQ22];[.BU22];[.BY22];[.CC22];[.CG22];[.CK22];[.CO22];[.CS22];[.CW22];[.DA22];[.DE22];[.DI22];[.DM22];[.DQ22];[.DU22];[.DY22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13" calcext:value-type="date">
            <text:p>2020-02-13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23];[.F23];[.J23];[.N23];[.R23];[.V23];[.Z23];[.AD23];[.AH23];[.AL23];[.AP23];[.AT23];[.AX23];[.BB23];[.BF23];[.BJ23];[.BN23];[.BR23];[.BV23];[.BZ23];[.CD23];[.CH23];[.CL23];[.CP23];[.CT23];[.CX23];[.DB23];[.DF23];[.DJ23];[.DN23];[.DR23];[.DV23])" office:value-type="float" office:value="0" calcext:value-type="float">
            <text:p>0</text:p>
          </table:table-cell>
          <table:table-cell table:formula="of:=SUM([.C23];[.G23];[.K23];[.O23];[.S23];[.W23];[.AA23];[.AE23];[.AI23];[.AM23];[.AQ23];[.AU23];[.AY23];[.BC23];[.BG23];[.BK23];[.BO23];[.BS23];[.BW23];[.CA23];[.CE23];[.CI23];[.CM23];[.CQ23];[.CU23];[.CY23];[.DC23];[.DG23];[.DK23];[.DO23];[.DS23];[.DW23])" office:value-type="float" office:value="0" calcext:value-type="float">
            <text:p>0</text:p>
          </table:table-cell>
          <table:table-cell table:formula="of:=SUM([.D23];[.H23];[.L23];[.P23];[.T23];[.X23];[.AB23];[.AF23];[.AJ23];[.AN23];[.AR23];[.AV23];[.AZ23];[.BD23];[.BH23];[.BL23];[.BP23];[.BT23];[.BX23];[.CB23];[.CF23];[.CJ23];[.CN23];[.CR23];[.CV23];[.CZ23];[.DD23];[.DH23];[.DL23];[.DP23];[.DT23];[.DX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23];[.ED23];[.EE23];[.EF23])" office:value-type="float" office:value="16" calcext:value-type="float">
            <text:p>16</text:p>
          </table:table-cell>
          <table:table-cell table:formula="of:=SUM([.E23];[.I23];[.M23];[.Q23];[.U23];[.Y23];[.AC23];[.AG23];[.AK23];[.AO23];[.AS23];[.AW23];[.BA23];[.BE23];[.BI23];[.BM23];[.BQ23];[.BU23];[.BY23];[.CC23];[.CG23];[.CK23];[.CO23];[.CS23];[.CW23];[.DA23];[.DE23];[.DI23];[.DM23];[.DQ23];[.DU23];[.DY23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14" calcext:value-type="date">
            <text:p>2020-02-14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24];[.F24];[.J24];[.N24];[.R24];[.V24];[.Z24];[.AD24];[.AH24];[.AL24];[.AP24];[.AT24];[.AX24];[.BB24];[.BF24];[.BJ24];[.BN24];[.BR24];[.BV24];[.BZ24];[.CD24];[.CH24];[.CL24];[.CP24];[.CT24];[.CX24];[.DB24];[.DF24];[.DJ24];[.DN24];[.DR24];[.DV24])" office:value-type="float" office:value="0" calcext:value-type="float">
            <text:p>0</text:p>
          </table:table-cell>
          <table:table-cell table:formula="of:=SUM([.C24];[.G24];[.K24];[.O24];[.S24];[.W24];[.AA24];[.AE24];[.AI24];[.AM24];[.AQ24];[.AU24];[.AY24];[.BC24];[.BG24];[.BK24];[.BO24];[.BS24];[.BW24];[.CA24];[.CE24];[.CI24];[.CM24];[.CQ24];[.CU24];[.CY24];[.DC24];[.DG24];[.DK24];[.DO24];[.DS24];[.DW24])" office:value-type="float" office:value="0" calcext:value-type="float">
            <text:p>0</text:p>
          </table:table-cell>
          <table:table-cell table:formula="of:=SUM([.D24];[.H24];[.L24];[.P24];[.T24];[.X24];[.AB24];[.AF24];[.AJ24];[.AN24];[.AR24];[.AV24];[.AZ24];[.BD24];[.BH24];[.BL24];[.BP24];[.BT24];[.BX24];[.CB24];[.CF24];[.CJ24];[.CN24];[.CR24];[.CV24];[.CZ24];[.DD24];[.DH24];[.DL24];[.DP24];[.DT24];[.DX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24];[.ED24];[.EE24];[.EF24])" office:value-type="float" office:value="16" calcext:value-type="float">
            <text:p>16</text:p>
          </table:table-cell>
          <table:table-cell table:formula="of:=SUM([.E24];[.I24];[.M24];[.Q24];[.U24];[.Y24];[.AC24];[.AG24];[.AK24];[.AO24];[.AS24];[.AW24];[.BA24];[.BE24];[.BI24];[.BM24];[.BQ24];[.BU24];[.BY24];[.CC24];[.CG24];[.CK24];[.CO24];[.CS24];[.CW24];[.DA24];[.DE24];[.DI24];[.DM24];[.DQ24];[.DU24];[.DY24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15" calcext:value-type="date">
            <text:p>2020-02-15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25];[.F25];[.J25];[.N25];[.R25];[.V25];[.Z25];[.AD25];[.AH25];[.AL25];[.AP25];[.AT25];[.AX25];[.BB25];[.BF25];[.BJ25];[.BN25];[.BR25];[.BV25];[.BZ25];[.CD25];[.CH25];[.CL25];[.CP25];[.CT25];[.CX25];[.DB25];[.DF25];[.DJ25];[.DN25];[.DR25];[.DV25])" office:value-type="float" office:value="0" calcext:value-type="float">
            <text:p>0</text:p>
          </table:table-cell>
          <table:table-cell table:formula="of:=SUM([.C25];[.G25];[.K25];[.O25];[.S25];[.W25];[.AA25];[.AE25];[.AI25];[.AM25];[.AQ25];[.AU25];[.AY25];[.BC25];[.BG25];[.BK25];[.BO25];[.BS25];[.BW25];[.CA25];[.CE25];[.CI25];[.CM25];[.CQ25];[.CU25];[.CY25];[.DC25];[.DG25];[.DK25];[.DO25];[.DS25];[.DW25])" office:value-type="float" office:value="0" calcext:value-type="float">
            <text:p>0</text:p>
          </table:table-cell>
          <table:table-cell table:formula="of:=SUM([.D25];[.H25];[.L25];[.P25];[.T25];[.X25];[.AB25];[.AF25];[.AJ25];[.AN25];[.AR25];[.AV25];[.AZ25];[.BD25];[.BH25];[.BL25];[.BP25];[.BT25];[.BX25];[.CB25];[.CF25];[.CJ25];[.CN25];[.CR25];[.CV25];[.CZ25];[.DD25];[.DH25];[.DL25];[.DP25];[.DT25];[.DX2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25];[.ED25];[.EE25];[.EF25])" office:value-type="float" office:value="16" calcext:value-type="float">
            <text:p>16</text:p>
          </table:table-cell>
          <table:table-cell table:formula="of:=SUM([.E25];[.I25];[.M25];[.Q25];[.U25];[.Y25];[.AC25];[.AG25];[.AK25];[.AO25];[.AS25];[.AW25];[.BA25];[.BE25];[.BI25];[.BM25];[.BQ25];[.BU25];[.BY25];[.CC25];[.CG25];[.CK25];[.CO25];[.CS25];[.CW25];[.DA25];[.DE25];[.DI25];[.DM25];[.DQ25];[.DU25];[.DY25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16" calcext:value-type="date">
            <text:p>2020-02-16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26];[.F26];[.J26];[.N26];[.R26];[.V26];[.Z26];[.AD26];[.AH26];[.AL26];[.AP26];[.AT26];[.AX26];[.BB26];[.BF26];[.BJ26];[.BN26];[.BR26];[.BV26];[.BZ26];[.CD26];[.CH26];[.CL26];[.CP26];[.CT26];[.CX26];[.DB26];[.DF26];[.DJ26];[.DN26];[.DR26];[.DV26])" office:value-type="float" office:value="0" calcext:value-type="float">
            <text:p>0</text:p>
          </table:table-cell>
          <table:table-cell table:formula="of:=SUM([.C26];[.G26];[.K26];[.O26];[.S26];[.W26];[.AA26];[.AE26];[.AI26];[.AM26];[.AQ26];[.AU26];[.AY26];[.BC26];[.BG26];[.BK26];[.BO26];[.BS26];[.BW26];[.CA26];[.CE26];[.CI26];[.CM26];[.CQ26];[.CU26];[.CY26];[.DC26];[.DG26];[.DK26];[.DO26];[.DS26];[.DW26])" office:value-type="float" office:value="0" calcext:value-type="float">
            <text:p>0</text:p>
          </table:table-cell>
          <table:table-cell table:formula="of:=SUM([.D26];[.H26];[.L26];[.P26];[.T26];[.X26];[.AB26];[.AF26];[.AJ26];[.AN26];[.AR26];[.AV26];[.AZ26];[.BD26];[.BH26];[.BL26];[.BP26];[.BT26];[.BX26];[.CB26];[.CF26];[.CJ26];[.CN26];[.CR26];[.CV26];[.CZ26];[.DD26];[.DH26];[.DL26];[.DP26];[.DT26];[.DX2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26];[.ED26];[.EE26];[.EF26])" office:value-type="float" office:value="16" calcext:value-type="float">
            <text:p>16</text:p>
          </table:table-cell>
          <table:table-cell table:formula="of:=SUM([.E26];[.I26];[.M26];[.Q26];[.U26];[.Y26];[.AC26];[.AG26];[.AK26];[.AO26];[.AS26];[.AW26];[.BA26];[.BE26];[.BI26];[.BM26];[.BQ26];[.BU26];[.BY26];[.CC26];[.CG26];[.CK26];[.CO26];[.CS26];[.CW26];[.DA26];[.DE26];[.DI26];[.DM26];[.DQ26];[.DU26];[.DY26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17" calcext:value-type="date">
            <text:p>2020-02-17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27];[.F27];[.J27];[.N27];[.R27];[.V27];[.Z27];[.AD27];[.AH27];[.AL27];[.AP27];[.AT27];[.AX27];[.BB27];[.BF27];[.BJ27];[.BN27];[.BR27];[.BV27];[.BZ27];[.CD27];[.CH27];[.CL27];[.CP27];[.CT27];[.CX27];[.DB27];[.DF27];[.DJ27];[.DN27];[.DR27];[.DV27])" office:value-type="float" office:value="0" calcext:value-type="float">
            <text:p>0</text:p>
          </table:table-cell>
          <table:table-cell table:formula="of:=SUM([.C27];[.G27];[.K27];[.O27];[.S27];[.W27];[.AA27];[.AE27];[.AI27];[.AM27];[.AQ27];[.AU27];[.AY27];[.BC27];[.BG27];[.BK27];[.BO27];[.BS27];[.BW27];[.CA27];[.CE27];[.CI27];[.CM27];[.CQ27];[.CU27];[.CY27];[.DC27];[.DG27];[.DK27];[.DO27];[.DS27];[.DW27])" office:value-type="float" office:value="0" calcext:value-type="float">
            <text:p>0</text:p>
          </table:table-cell>
          <table:table-cell table:formula="of:=SUM([.D27];[.H27];[.L27];[.P27];[.T27];[.X27];[.AB27];[.AF27];[.AJ27];[.AN27];[.AR27];[.AV27];[.AZ27];[.BD27];[.BH27];[.BL27];[.BP27];[.BT27];[.BX27];[.CB27];[.CF27];[.CJ27];[.CN27];[.CR27];[.CV27];[.CZ27];[.DD27];[.DH27];[.DL27];[.DP27];[.DT27];[.DX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27];[.ED27];[.EE27];[.EF27])" office:value-type="float" office:value="16" calcext:value-type="float">
            <text:p>16</text:p>
          </table:table-cell>
          <table:table-cell table:formula="of:=SUM([.E27];[.I27];[.M27];[.Q27];[.U27];[.Y27];[.AC27];[.AG27];[.AK27];[.AO27];[.AS27];[.AW27];[.BA27];[.BE27];[.BI27];[.BM27];[.BQ27];[.BU27];[.BY27];[.CC27];[.CG27];[.CK27];[.CO27];[.CS27];[.CW27];[.DA27];[.DE27];[.DI27];[.DM27];[.DQ27];[.DU27];[.DY27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18" calcext:value-type="date">
            <text:p>2020-02-18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28];[.F28];[.J28];[.N28];[.R28];[.V28];[.Z28];[.AD28];[.AH28];[.AL28];[.AP28];[.AT28];[.AX28];[.BB28];[.BF28];[.BJ28];[.BN28];[.BR28];[.BV28];[.BZ28];[.CD28];[.CH28];[.CL28];[.CP28];[.CT28];[.CX28];[.DB28];[.DF28];[.DJ28];[.DN28];[.DR28];[.DV28])" office:value-type="float" office:value="0" calcext:value-type="float">
            <text:p>0</text:p>
          </table:table-cell>
          <table:table-cell table:formula="of:=SUM([.C28];[.G28];[.K28];[.O28];[.S28];[.W28];[.AA28];[.AE28];[.AI28];[.AM28];[.AQ28];[.AU28];[.AY28];[.BC28];[.BG28];[.BK28];[.BO28];[.BS28];[.BW28];[.CA28];[.CE28];[.CI28];[.CM28];[.CQ28];[.CU28];[.CY28];[.DC28];[.DG28];[.DK28];[.DO28];[.DS28];[.DW28])" office:value-type="float" office:value="0" calcext:value-type="float">
            <text:p>0</text:p>
          </table:table-cell>
          <table:table-cell table:formula="of:=SUM([.D28];[.H28];[.L28];[.P28];[.T28];[.X28];[.AB28];[.AF28];[.AJ28];[.AN28];[.AR28];[.AV28];[.AZ28];[.BD28];[.BH28];[.BL28];[.BP28];[.BT28];[.BX28];[.CB28];[.CF28];[.CJ28];[.CN28];[.CR28];[.CV28];[.CZ28];[.DD28];[.DH28];[.DL28];[.DP28];[.DT28];[.DX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28];[.ED28];[.EE28];[.EF28])" office:value-type="float" office:value="16" calcext:value-type="float">
            <text:p>16</text:p>
          </table:table-cell>
          <table:table-cell table:formula="of:=SUM([.E28];[.I28];[.M28];[.Q28];[.U28];[.Y28];[.AC28];[.AG28];[.AK28];[.AO28];[.AS28];[.AW28];[.BA28];[.BE28];[.BI28];[.BM28];[.BQ28];[.BU28];[.BY28];[.CC28];[.CG28];[.CK28];[.CO28];[.CS28];[.CW28];[.DA28];[.DE28];[.DI28];[.DM28];[.DQ28];[.DU28];[.DY28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19" calcext:value-type="date">
            <text:p>2020-02-19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29];[.F29];[.J29];[.N29];[.R29];[.V29];[.Z29];[.AD29];[.AH29];[.AL29];[.AP29];[.AT29];[.AX29];[.BB29];[.BF29];[.BJ29];[.BN29];[.BR29];[.BV29];[.BZ29];[.CD29];[.CH29];[.CL29];[.CP29];[.CT29];[.CX29];[.DB29];[.DF29];[.DJ29];[.DN29];[.DR29];[.DV29])" office:value-type="float" office:value="0" calcext:value-type="float">
            <text:p>0</text:p>
          </table:table-cell>
          <table:table-cell table:formula="of:=SUM([.C29];[.G29];[.K29];[.O29];[.S29];[.W29];[.AA29];[.AE29];[.AI29];[.AM29];[.AQ29];[.AU29];[.AY29];[.BC29];[.BG29];[.BK29];[.BO29];[.BS29];[.BW29];[.CA29];[.CE29];[.CI29];[.CM29];[.CQ29];[.CU29];[.CY29];[.DC29];[.DG29];[.DK29];[.DO29];[.DS29];[.DW29])" office:value-type="float" office:value="0" calcext:value-type="float">
            <text:p>0</text:p>
          </table:table-cell>
          <table:table-cell table:formula="of:=SUM([.D29];[.H29];[.L29];[.P29];[.T29];[.X29];[.AB29];[.AF29];[.AJ29];[.AN29];[.AR29];[.AV29];[.AZ29];[.BD29];[.BH29];[.BL29];[.BP29];[.BT29];[.BX29];[.CB29];[.CF29];[.CJ29];[.CN29];[.CR29];[.CV29];[.CZ29];[.DD29];[.DH29];[.DL29];[.DP29];[.DT29];[.DX2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29];[.ED29];[.EE29];[.EF29])" office:value-type="float" office:value="18" calcext:value-type="float">
            <text:p>18</text:p>
          </table:table-cell>
          <table:table-cell table:formula="of:=SUM([.E29];[.I29];[.M29];[.Q29];[.U29];[.Y29];[.AC29];[.AG29];[.AK29];[.AO29];[.AS29];[.AW29];[.BA29];[.BE29];[.BI29];[.BM29];[.BQ29];[.BU29];[.BY29];[.CC29];[.CG29];[.CK29];[.CO29];[.CS29];[.CW29];[.DA29];[.DE29];[.DI29];[.DM29];[.DQ29];[.DU29];[.DY29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20" calcext:value-type="date">
            <text:p>2020-02-20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30];[.F30];[.J30];[.N30];[.R30];[.V30];[.Z30];[.AD30];[.AH30];[.AL30];[.AP30];[.AT30];[.AX30];[.BB30];[.BF30];[.BJ30];[.BN30];[.BR30];[.BV30];[.BZ30];[.CD30];[.CH30];[.CL30];[.CP30];[.CT30];[.CX30];[.DB30];[.DF30];[.DJ30];[.DN30];[.DR30];[.DV30])" office:value-type="float" office:value="0" calcext:value-type="float">
            <text:p>0</text:p>
          </table:table-cell>
          <table:table-cell table:formula="of:=SUM([.C30];[.G30];[.K30];[.O30];[.S30];[.W30];[.AA30];[.AE30];[.AI30];[.AM30];[.AQ30];[.AU30];[.AY30];[.BC30];[.BG30];[.BK30];[.BO30];[.BS30];[.BW30];[.CA30];[.CE30];[.CI30];[.CM30];[.CQ30];[.CU30];[.CY30];[.DC30];[.DG30];[.DK30];[.DO30];[.DS30];[.DW30])" office:value-type="float" office:value="0" calcext:value-type="float">
            <text:p>0</text:p>
          </table:table-cell>
          <table:table-cell table:formula="of:=SUM([.D30];[.H30];[.L30];[.P30];[.T30];[.X30];[.AB30];[.AF30];[.AJ30];[.AN30];[.AR30];[.AV30];[.AZ30];[.BD30];[.BH30];[.BL30];[.BP30];[.BT30];[.BX30];[.CB30];[.CF30];[.CJ30];[.CN30];[.CR30];[.CV30];[.CZ30];[.DD30];[.DH30];[.DL30];[.DP30];[.DT30];[.DX3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30];[.ED30];[.EE30];[.EF30])" office:value-type="float" office:value="18" calcext:value-type="float">
            <text:p>18</text:p>
          </table:table-cell>
          <table:table-cell table:formula="of:=SUM([.E30];[.I30];[.M30];[.Q30];[.U30];[.Y30];[.AC30];[.AG30];[.AK30];[.AO30];[.AS30];[.AW30];[.BA30];[.BE30];[.BI30];[.BM30];[.BQ30];[.BU30];[.BY30];[.CC30];[.CG30];[.CK30];[.CO30];[.CS30];[.CW30];[.DA30];[.DE30];[.DI30];[.DM30];[.DQ30];[.DU30];[.DY30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21" calcext:value-type="date">
            <text:p>2020-02-21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31];[.F31];[.J31];[.N31];[.R31];[.V31];[.Z31];[.AD31];[.AH31];[.AL31];[.AP31];[.AT31];[.AX31];[.BB31];[.BF31];[.BJ31];[.BN31];[.BR31];[.BV31];[.BZ31];[.CD31];[.CH31];[.CL31];[.CP31];[.CT31];[.CX31];[.DB31];[.DF31];[.DJ31];[.DN31];[.DR31];[.DV31])" office:value-type="float" office:value="0" calcext:value-type="float">
            <text:p>0</text:p>
          </table:table-cell>
          <table:table-cell table:formula="of:=SUM([.C31];[.G31];[.K31];[.O31];[.S31];[.W31];[.AA31];[.AE31];[.AI31];[.AM31];[.AQ31];[.AU31];[.AY31];[.BC31];[.BG31];[.BK31];[.BO31];[.BS31];[.BW31];[.CA31];[.CE31];[.CI31];[.CM31];[.CQ31];[.CU31];[.CY31];[.DC31];[.DG31];[.DK31];[.DO31];[.DS31];[.DW31])" office:value-type="float" office:value="0" calcext:value-type="float">
            <text:p>0</text:p>
          </table:table-cell>
          <table:table-cell table:formula="of:=SUM([.D31];[.H31];[.L31];[.P31];[.T31];[.X31];[.AB31];[.AF31];[.AJ31];[.AN31];[.AR31];[.AV31];[.AZ31];[.BD31];[.BH31];[.BL31];[.BP31];[.BT31];[.BX31];[.CB31];[.CF31];[.CJ31];[.CN31];[.CR31];[.CV31];[.CZ31];[.DD31];[.DH31];[.DL31];[.DP31];[.DT31];[.DX31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31];[.ED31];[.EE31];[.EF31])" office:value-type="float" office:value="18" calcext:value-type="float">
            <text:p>18</text:p>
          </table:table-cell>
          <table:table-cell table:formula="of:=SUM([.E31];[.I31];[.M31];[.Q31];[.U31];[.Y31];[.AC31];[.AG31];[.AK31];[.AO31];[.AS31];[.AW31];[.BA31];[.BE31];[.BI31];[.BM31];[.BQ31];[.BU31];[.BY31];[.CC31];[.CG31];[.CK31];[.CO31];[.CS31];[.CW31];[.DA31];[.DE31];[.DI31];[.DM31];[.DQ31];[.DU31];[.DY31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22" calcext:value-type="date">
            <text:p>2020-02-22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32];[.F32];[.J32];[.N32];[.R32];[.V32];[.Z32];[.AD32];[.AH32];[.AL32];[.AP32];[.AT32];[.AX32];[.BB32];[.BF32];[.BJ32];[.BN32];[.BR32];[.BV32];[.BZ32];[.CD32];[.CH32];[.CL32];[.CP32];[.CT32];[.CX32];[.DB32];[.DF32];[.DJ32];[.DN32];[.DR32];[.DV32])" office:value-type="float" office:value="0" calcext:value-type="float">
            <text:p>0</text:p>
          </table:table-cell>
          <table:table-cell table:formula="of:=SUM([.C32];[.G32];[.K32];[.O32];[.S32];[.W32];[.AA32];[.AE32];[.AI32];[.AM32];[.AQ32];[.AU32];[.AY32];[.BC32];[.BG32];[.BK32];[.BO32];[.BS32];[.BW32];[.CA32];[.CE32];[.CI32];[.CM32];[.CQ32];[.CU32];[.CY32];[.DC32];[.DG32];[.DK32];[.DO32];[.DS32];[.DW32])" office:value-type="float" office:value="0" calcext:value-type="float">
            <text:p>0</text:p>
          </table:table-cell>
          <table:table-cell table:formula="of:=SUM([.D32];[.H32];[.L32];[.P32];[.T32];[.X32];[.AB32];[.AF32];[.AJ32];[.AN32];[.AR32];[.AV32];[.AZ32];[.BD32];[.BH32];[.BL32];[.BP32];[.BT32];[.BX32];[.CB32];[.CF32];[.CJ32];[.CN32];[.CR32];[.CV32];[.CZ32];[.DD32];[.DH32];[.DL32];[.DP32];[.DT32];[.DX3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32];[.ED32];[.EE32];[.EF32])" office:value-type="float" office:value="18" calcext:value-type="float">
            <text:p>18</text:p>
          </table:table-cell>
          <table:table-cell table:formula="of:=SUM([.E32];[.I32];[.M32];[.Q32];[.U32];[.Y32];[.AC32];[.AG32];[.AK32];[.AO32];[.AS32];[.AW32];[.BA32];[.BE32];[.BI32];[.BM32];[.BQ32];[.BU32];[.BY32];[.CC32];[.CG32];[.CK32];[.CO32];[.CS32];[.CW32];[.DA32];[.DE32];[.DI32];[.DM32];[.DQ32];[.DU32];[.DY32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23" calcext:value-type="date">
            <text:p>2020-02-23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33];[.F33];[.J33];[.N33];[.R33];[.V33];[.Z33];[.AD33];[.AH33];[.AL33];[.AP33];[.AT33];[.AX33];[.BB33];[.BF33];[.BJ33];[.BN33];[.BR33];[.BV33];[.BZ33];[.CD33];[.CH33];[.CL33];[.CP33];[.CT33];[.CX33];[.DB33];[.DF33];[.DJ33];[.DN33];[.DR33];[.DV33])" office:value-type="float" office:value="0" calcext:value-type="float">
            <text:p>0</text:p>
          </table:table-cell>
          <table:table-cell table:formula="of:=SUM([.C33];[.G33];[.K33];[.O33];[.S33];[.W33];[.AA33];[.AE33];[.AI33];[.AM33];[.AQ33];[.AU33];[.AY33];[.BC33];[.BG33];[.BK33];[.BO33];[.BS33];[.BW33];[.CA33];[.CE33];[.CI33];[.CM33];[.CQ33];[.CU33];[.CY33];[.DC33];[.DG33];[.DK33];[.DO33];[.DS33];[.DW33])" office:value-type="float" office:value="0" calcext:value-type="float">
            <text:p>0</text:p>
          </table:table-cell>
          <table:table-cell table:formula="of:=SUM([.D33];[.H33];[.L33];[.P33];[.T33];[.X33];[.AB33];[.AF33];[.AJ33];[.AN33];[.AR33];[.AV33];[.AZ33];[.BD33];[.BH33];[.BL33];[.BP33];[.BT33];[.BX33];[.CB33];[.CF33];[.CJ33];[.CN33];[.CR33];[.CV33];[.CZ33];[.DD33];[.DH33];[.DL33];[.DP33];[.DT33];[.DX3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33];[.ED33];[.EE33];[.EF33])" office:value-type="float" office:value="18" calcext:value-type="float">
            <text:p>18</text:p>
          </table:table-cell>
          <table:table-cell table:formula="of:=SUM([.E33];[.I33];[.M33];[.Q33];[.U33];[.Y33];[.AC33];[.AG33];[.AK33];[.AO33];[.AS33];[.AW33];[.BA33];[.BE33];[.BI33];[.BM33];[.BQ33];[.BU33];[.BY33];[.CC33];[.CG33];[.CK33];[.CO33];[.CS33];[.CW33];[.DA33];[.DE33];[.DI33];[.DM33];[.DQ33];[.DU33];[.DY33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24" calcext:value-type="date">
            <text:p>2020-02-24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34];[.F34];[.J34];[.N34];[.R34];[.V34];[.Z34];[.AD34];[.AH34];[.AL34];[.AP34];[.AT34];[.AX34];[.BB34];[.BF34];[.BJ34];[.BN34];[.BR34];[.BV34];[.BZ34];[.CD34];[.CH34];[.CL34];[.CP34];[.CT34];[.CX34];[.DB34];[.DF34];[.DJ34];[.DN34];[.DR34];[.DV34])" office:value-type="float" office:value="0" calcext:value-type="float">
            <text:p>0</text:p>
          </table:table-cell>
          <table:table-cell table:formula="of:=SUM([.C34];[.G34];[.K34];[.O34];[.S34];[.W34];[.AA34];[.AE34];[.AI34];[.AM34];[.AQ34];[.AU34];[.AY34];[.BC34];[.BG34];[.BK34];[.BO34];[.BS34];[.BW34];[.CA34];[.CE34];[.CI34];[.CM34];[.CQ34];[.CU34];[.CY34];[.DC34];[.DG34];[.DK34];[.DO34];[.DS34];[.DW34])" office:value-type="float" office:value="0" calcext:value-type="float">
            <text:p>0</text:p>
          </table:table-cell>
          <table:table-cell table:formula="of:=SUM([.D34];[.H34];[.L34];[.P34];[.T34];[.X34];[.AB34];[.AF34];[.AJ34];[.AN34];[.AR34];[.AV34];[.AZ34];[.BD34];[.BH34];[.BL34];[.BP34];[.BT34];[.BX34];[.CB34];[.CF34];[.CJ34];[.CN34];[.CR34];[.CV34];[.CZ34];[.DD34];[.DH34];[.DL34];[.DP34];[.DT34];[.DX3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table:formula="of:=SUM([.EB34];[.ED34];[.EE34];[.EF34])" office:value-type="float" office:value="18" calcext:value-type="float">
            <text:p>18</text:p>
          </table:table-cell>
          <table:table-cell table:formula="of:=SUM([.E34];[.I34];[.M34];[.Q34];[.U34];[.Y34];[.AC34];[.AG34];[.AK34];[.AO34];[.AS34];[.AW34];[.BA34];[.BE34];[.BI34];[.BM34];[.BQ34];[.BU34];[.BY34];[.CC34];[.CG34];[.CK34];[.CO34];[.CS34];[.CW34];[.DA34];[.DE34];[.DI34];[.DM34];[.DQ34];[.DU34];[.DY34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25" calcext:value-type="date">
            <text:p>2020-02-25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35];[.F35];[.J35];[.N35];[.R35];[.V35];[.Z35];[.AD35];[.AH35];[.AL35];[.AP35];[.AT35];[.AX35];[.BB35];[.BF35];[.BJ35];[.BN35];[.BR35];[.BV35];[.BZ35];[.CD35];[.CH35];[.CL35];[.CP35];[.CT35];[.CX35];[.DB35];[.DF35];[.DJ35];[.DN35];[.DR35];[.DV35])" office:value-type="float" office:value="0" calcext:value-type="float">
            <text:p>0</text:p>
          </table:table-cell>
          <table:table-cell table:formula="of:=SUM([.C35];[.G35];[.K35];[.O35];[.S35];[.W35];[.AA35];[.AE35];[.AI35];[.AM35];[.AQ35];[.AU35];[.AY35];[.BC35];[.BG35];[.BK35];[.BO35];[.BS35];[.BW35];[.CA35];[.CE35];[.CI35];[.CM35];[.CQ35];[.CU35];[.CY35];[.DC35];[.DG35];[.DK35];[.DO35];[.DS35];[.DW35])" office:value-type="float" office:value="0" calcext:value-type="float">
            <text:p>0</text:p>
          </table:table-cell>
          <table:table-cell table:formula="of:=SUM([.D35];[.H35];[.L35];[.P35];[.T35];[.X35];[.AB35];[.AF35];[.AJ35];[.AN35];[.AR35];[.AV35];[.AZ35];[.BD35];[.BH35];[.BL35];[.BP35];[.BT35];[.BX35];[.CB35];[.CF35];[.CJ35];[.CN35];[.CR35];[.CV35];[.CZ35];[.DD35];[.DH35];[.DL35];[.DP35];[.DT35];[.DX3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style-name="Default" table:formula="of:=SUM([.EB35];[.ED35];[.EE35];[.EF35])" office:value-type="float" office:value="62" calcext:value-type="float">
            <text:p>62</text:p>
          </table:table-cell>
          <table:table-cell table:formula="of:=SUM([.E35];[.I35];[.M35];[.Q35];[.U35];[.Y35];[.AC35];[.AG35];[.AK35];[.AO35];[.AS35];[.AW35];[.BA35];[.BE35];[.BI35];[.BM35];[.BQ35];[.BU35];[.BY35];[.CC35];[.CG35];[.CK35];[.CO35];[.CS35];[.CW35];[.DA35];[.DE35];[.DI35];[.DM35];[.DQ35];[.DU35];[.DY35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26" calcext:value-type="date">
            <text:p>2020-02-26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36];[.F36];[.J36];[.N36];[.R36];[.V36];[.Z36];[.AD36];[.AH36];[.AL36];[.AP36];[.AT36];[.AX36];[.BB36];[.BF36];[.BJ36];[.BN36];[.BR36];[.BV36];[.BZ36];[.CD36];[.CH36];[.CL36];[.CP36];[.CT36];[.CX36];[.DB36];[.DF36];[.DJ36];[.DN36];[.DR36];[.DV36])" office:value-type="float" office:value="0" calcext:value-type="float">
            <text:p>0</text:p>
          </table:table-cell>
          <table:table-cell table:formula="of:=SUM([.C36];[.G36];[.K36];[.O36];[.S36];[.W36];[.AA36];[.AE36];[.AI36];[.AM36];[.AQ36];[.AU36];[.AY36];[.BC36];[.BG36];[.BK36];[.BO36];[.BS36];[.BW36];[.CA36];[.CE36];[.CI36];[.CM36];[.CQ36];[.CU36];[.CY36];[.DC36];[.DG36];[.DK36];[.DO36];[.DS36];[.DW36])" office:value-type="float" office:value="0" calcext:value-type="float">
            <text:p>0</text:p>
          </table:table-cell>
          <table:table-cell table:formula="of:=SUM([.D36];[.H36];[.L36];[.P36];[.T36];[.X36];[.AB36];[.AF36];[.AJ36];[.AN36];[.AR36];[.AV36];[.AZ36];[.BD36];[.BH36];[.BL36];[.BP36];[.BT36];[.BX36];[.CB36];[.CF36];[.CJ36];[.CN36];[.CR36];[.CV36];[.CZ36];[.DD36];[.DH36];[.DL36];[.DP36];[.DT36];[.DX3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style-name="Default" table:formula="of:=SUM([.EB36];[.ED36];[.EE36];[.EF36])" office:value-type="float" office:value="63" calcext:value-type="float">
            <text:p>63</text:p>
          </table:table-cell>
          <table:table-cell table:formula="of:=SUM([.E36];[.I36];[.M36];[.Q36];[.U36];[.Y36];[.AC36];[.AG36];[.AK36];[.AO36];[.AS36];[.AW36];[.BA36];[.BE36];[.BI36];[.BM36];[.BQ36];[.BU36];[.BY36];[.CC36];[.CG36];[.CK36];[.CO36];[.CS36];[.CW36];[.DA36];[.DE36];[.DI36];[.DM36];[.DQ36];[.DU36];[.DY36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27" calcext:value-type="date">
            <text:p>2020-02-27</text:p>
          </table:table-cell>
          <table:table-cell table:number-columns-repeated="128" office:value-type="float" office:value="0" calcext:value-type="float">
            <text:p>0</text:p>
          </table:table-cell>
          <table:table-cell table:formula="of:=SUM([.B37];[.F37];[.J37];[.N37];[.R37];[.V37];[.Z37];[.AD37];[.AH37];[.AL37];[.AP37];[.AT37];[.AX37];[.BB37];[.BF37];[.BJ37];[.BN37];[.BR37];[.BV37];[.BZ37];[.CD37];[.CH37];[.CL37];[.CP37];[.CT37];[.CX37];[.DB37];[.DF37];[.DJ37];[.DN37];[.DR37];[.DV37])" office:value-type="float" office:value="0" calcext:value-type="float">
            <text:p>0</text:p>
          </table:table-cell>
          <table:table-cell table:formula="of:=SUM([.C37];[.G37];[.K37];[.O37];[.S37];[.W37];[.AA37];[.AE37];[.AI37];[.AM37];[.AQ37];[.AU37];[.AY37];[.BC37];[.BG37];[.BK37];[.BO37];[.BS37];[.BW37];[.CA37];[.CE37];[.CI37];[.CM37];[.CQ37];[.CU37];[.CY37];[.DC37];[.DG37];[.DK37];[.DO37];[.DS37];[.DW37])" office:value-type="float" office:value="0" calcext:value-type="float">
            <text:p>0</text:p>
          </table:table-cell>
          <table:table-cell table:formula="of:=SUM([.D37];[.H37];[.L37];[.P37];[.T37];[.X37];[.AB37];[.AF37];[.AJ37];[.AN37];[.AR37];[.AV37];[.AZ37];[.BD37];[.BH37];[.BL37];[.BP37];[.BT37];[.BX37];[.CB37];[.CF37];[.CJ37];[.CN37];[.CR37];[.CV37];[.CZ37];[.DD37];[.DH37];[.DL37];[.DP37];[.DT37];[.DX3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table:style-name="Default" table:formula="of:=SUM([.EB37];[.ED37];[.EE37];[.EF37])" office:value-type="float" office:value="148" calcext:value-type="float">
            <text:p>148</text:p>
          </table:table-cell>
          <table:table-cell table:formula="of:=SUM([.E37];[.I37];[.M37];[.Q37];[.U37];[.Y37];[.AC37];[.AG37];[.AK37];[.AO37];[.AS37];[.AW37];[.BA37];[.BE37];[.BI37];[.BM37];[.BQ37];[.BU37];[.BY37];[.CC37];[.CG37];[.CK37];[.CO37];[.CS37];[.CW37];[.DA37];[.DE37];[.DI37];[.DM37];[.DQ37];[.DU37];[.DY37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28" calcext:value-type="date">
            <text:p>2020-02-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8];[.F38];[.J38];[.N38];[.R38];[.V38];[.Z38];[.AD38];[.AH38];[.AL38];[.AP38];[.AT38];[.AX38];[.BB38];[.BF38];[.BJ38];[.BN38];[.BR38];[.BV38];[.BZ38];[.CD38];[.CH38];[.CL38];[.CP38];[.CT38];[.CX38];[.DB38];[.DF38];[.DJ38];[.DN38];[.DR38];[.DV38])" office:value-type="float" office:value="3" calcext:value-type="float">
            <text:p>3</text:p>
          </table:table-cell>
          <table:table-cell table:formula="of:=SUM([.C38];[.G38];[.K38];[.O38];[.S38];[.W38];[.AA38];[.AE38];[.AI38];[.AM38];[.AQ38];[.AU38];[.AY38];[.BC38];[.BG38];[.BK38];[.BO38];[.BS38];[.BW38];[.CA38];[.CE38];[.CI38];[.CM38];[.CQ38];[.CU38];[.CY38];[.DC38];[.DG38];[.DK38];[.DO38];[.DS38];[.DW38])" office:value-type="float" office:value="0" calcext:value-type="float">
            <text:p>0</text:p>
          </table:table-cell>
          <table:table-cell table:formula="of:=SUM([.D38];[.H38];[.L38];[.P38];[.T38];[.X38];[.AB38];[.AF38];[.AJ38];[.AN38];[.AR38];[.AV38];[.AZ38];[.BD38];[.BH38];[.BL38];[.BP38];[.BT38];[.BX38];[.CB38];[.CF38];[.CJ38];[.CN38];[.CR38];[.CV38];[.CZ38];[.DD38];[.DH38];[.DL38];[.DP38];[.DT38];[.DX38])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table:style-name="Default" table:formula="of:=SUM([.EB38];[.ED38];[.EE38];[.EF38])" office:value-type="float" office:value="168" calcext:value-type="float">
            <text:p>168</text:p>
          </table:table-cell>
          <table:table-cell table:formula="of:=SUM([.E38];[.I38];[.M38];[.Q38];[.U38];[.Y38];[.AC38];[.AG38];[.AK38];[.AO38];[.AS38];[.AW38];[.BA38];[.BE38];[.BI38];[.BM38];[.BQ38];[.BU38];[.BY38];[.CC38];[.CG38];[.CK38];[.CO38];[.CS38];[.CW38];[.DA38];[.DE38];[.DI38];[.DM38];[.DQ38];[.DU38];[.DY38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2-29" calcext:value-type="date">
            <text:p>2020-02-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39];[.F39];[.J39];[.N39];[.R39];[.V39];[.Z39];[.AD39];[.AH39];[.AL39];[.AP39];[.AT39];[.AX39];[.BB39];[.BF39];[.BJ39];[.BN39];[.BR39];[.BV39];[.BZ39];[.CD39];[.CH39];[.CL39];[.CP39];[.CT39];[.CX39];[.DB39];[.DF39];[.DJ39];[.DN39];[.DR39];[.DV39])" office:value-type="float" office:value="4" calcext:value-type="float">
            <text:p>4</text:p>
          </table:table-cell>
          <table:table-cell table:formula="of:=SUM([.C39];[.G39];[.K39];[.O39];[.S39];[.W39];[.AA39];[.AE39];[.AI39];[.AM39];[.AQ39];[.AU39];[.AY39];[.BC39];[.BG39];[.BK39];[.BO39];[.BS39];[.BW39];[.CA39];[.CE39];[.CI39];[.CM39];[.CQ39];[.CU39];[.CY39];[.DC39];[.DG39];[.DK39];[.DO39];[.DS39];[.DW39])" office:value-type="float" office:value="0" calcext:value-type="float">
            <text:p>0</text:p>
          </table:table-cell>
          <table:table-cell table:formula="of:=SUM([.D39];[.H39];[.L39];[.P39];[.T39];[.X39];[.AB39];[.AF39];[.AJ39];[.AN39];[.AR39];[.AV39];[.AZ39];[.BD39];[.BH39];[.BL39];[.BP39];[.BT39];[.BX39];[.CB39];[.CF39];[.CJ39];[.CN39];[.CR39];[.CV39];[.CZ39];[.DD39];[.DH39];[.DL39];[.DP39];[.DT39];[.DX3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style-name="Default" table:formula="of:=SUM([.EB39];[.ED39];[.EE39];[.EF39])" office:value-type="float" office:value="183" calcext:value-type="float">
            <text:p>183</text:p>
          </table:table-cell>
          <table:table-cell table:formula="of:=SUM([.E39];[.I39];[.M39];[.Q39];[.U39];[.Y39];[.AC39];[.AG39];[.AK39];[.AO39];[.AS39];[.AW39];[.BA39];[.BE39];[.BI39];[.BM39];[.BQ39];[.BU39];[.BY39];[.CC39];[.CG39];[.CK39];[.CO39];[.CS39];[.CW39];[.DA39];[.DE39];[.DI39];[.DM39];[.DQ39];[.DU39];[.DY39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0];[.F40];[.J40];[.N40];[.R40];[.V40];[.Z40];[.AD40];[.AH40];[.AL40];[.AP40];[.AT40];[.AX40];[.BB40];[.BF40];[.BJ40];[.BN40];[.BR40];[.BV40];[.BZ40];[.CD40];[.CH40];[.CL40];[.CP40];[.CT40];[.CX40];[.DB40];[.DF40];[.DJ40];[.DN40];[.DR40];[.DV40])" office:value-type="float" office:value="5" calcext:value-type="float">
            <text:p>5</text:p>
          </table:table-cell>
          <table:table-cell table:formula="of:=SUM([.C40];[.G40];[.K40];[.O40];[.S40];[.W40];[.AA40];[.AE40];[.AI40];[.AM40];[.AQ40];[.AU40];[.AY40];[.BC40];[.BG40];[.BK40];[.BO40];[.BS40];[.BW40];[.CA40];[.CE40];[.CI40];[.CM40];[.CQ40];[.CU40];[.CY40];[.DC40];[.DG40];[.DK40];[.DO40];[.DS40];[.DW40])" office:value-type="float" office:value="0" calcext:value-type="float">
            <text:p>0</text:p>
          </table:table-cell>
          <table:table-cell table:formula="of:=SUM([.D40];[.H40];[.L40];[.P40];[.T40];[.X40];[.AB40];[.AF40];[.AJ40];[.AN40];[.AR40];[.AV40];[.AZ40];[.BD40];[.BH40];[.BL40];[.BP40];[.BT40];[.BX40];[.CB40];[.CF40];[.CJ40];[.CN40];[.CR40];[.CV40];[.CZ40];[.DD40];[.DH40];[.DL40];[.DP40];[.DT40];[.DX40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EB40];[.ED40];[.EE40];[.EF40])" office:value-type="float" office:value="216" calcext:value-type="float">
            <text:p>216</text:p>
          </table:table-cell>
          <table:table-cell table:formula="of:=SUM([.E40];[.I40];[.M40];[.Q40];[.U40];[.Y40];[.AC40];[.AG40];[.AK40];[.AO40];[.AS40];[.AW40];[.BA40];[.BE40];[.BI40];[.BM40];[.BQ40];[.BU40];[.BY40];[.CC40];[.CG40];[.CK40];[.CO40];[.CS40];[.CW40];[.DA40];[.DE40];[.DI40];[.DM40];[.DQ40];[.DU40];[.DY40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3-02" calcext:value-type="date">
            <text:p>2020-03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41];[.F41];[.J41];[.N41];[.R41];[.V41];[.Z41];[.AD41];[.AH41];[.AL41];[.AP41];[.AT41];[.AX41];[.BB41];[.BF41];[.BJ41];[.BN41];[.BR41];[.BV41];[.BZ41];[.CD41];[.CH41];[.CL41];[.CP41];[.CT41];[.CX41];[.DB41];[.DF41];[.DJ41];[.DN41];[.DR41];[.DV41])" office:value-type="float" office:value="5" calcext:value-type="float">
            <text:p>5</text:p>
          </table:table-cell>
          <table:table-cell table:formula="of:=SUM([.C41];[.G41];[.K41];[.O41];[.S41];[.W41];[.AA41];[.AE41];[.AI41];[.AM41];[.AQ41];[.AU41];[.AY41];[.BC41];[.BG41];[.BK41];[.BO41];[.BS41];[.BW41];[.CA41];[.CE41];[.CI41];[.CM41];[.CQ41];[.CU41];[.CY41];[.DC41];[.DG41];[.DK41];[.DO41];[.DS41];[.DW41])" office:value-type="float" office:value="0" calcext:value-type="float">
            <text:p>0</text:p>
          </table:table-cell>
          <table:table-cell table:formula="of:=SUM([.D41];[.H41];[.L41];[.P41];[.T41];[.X41];[.AB41];[.AF41];[.AJ41];[.AN41];[.AR41];[.AV41];[.AZ41];[.BD41];[.BH41];[.BL41];[.BP41];[.BT41];[.BX41];[.CB41];[.CF41];[.CJ41];[.CN41];[.CR41];[.CV41];[.CZ41];[.DD41];[.DH41];[.DL41];[.DP41];[.DT41];[.DX41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EB41];[.ED41];[.EE41];[.EF41])" office:value-type="float" office:value="235" calcext:value-type="float">
            <text:p>235</text:p>
          </table:table-cell>
          <table:table-cell table:formula="of:=SUM([.E41];[.I41];[.M41];[.Q41];[.U41];[.Y41];[.AC41];[.AG41];[.AK41];[.AO41];[.AS41];[.AW41];[.BA41];[.BE41];[.BI41];[.BM41];[.BQ41];[.BU41];[.BY41];[.CC41];[.CG41];[.CK41];[.CO41];[.CS41];[.CW41];[.DA41];[.DE41];[.DI41];[.DM41];[.DQ41];[.DU41];[.DY41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3-03" calcext:value-type="date">
            <text:p>2020-03-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2];[.F42];[.J42];[.N42];[.R42];[.V42];[.Z42];[.AD42];[.AH42];[.AL42];[.AP42];[.AT42];[.AX42];[.BB42];[.BF42];[.BJ42];[.BN42];[.BR42];[.BV42];[.BZ42];[.CD42];[.CH42];[.CL42];[.CP42];[.CT42];[.CX42];[.DB42];[.DF42];[.DJ42];[.DN42];[.DR42];[.DV42])" office:value-type="float" office:value="5" calcext:value-type="float">
            <text:p>5</text:p>
          </table:table-cell>
          <table:table-cell table:formula="of:=SUM([.C42];[.G42];[.K42];[.O42];[.S42];[.W42];[.AA42];[.AE42];[.AI42];[.AM42];[.AQ42];[.AU42];[.AY42];[.BC42];[.BG42];[.BK42];[.BO42];[.BS42];[.BW42];[.CA42];[.CE42];[.CI42];[.CM42];[.CQ42];[.CU42];[.CY42];[.DC42];[.DG42];[.DK42];[.DO42];[.DS42];[.DW42])" office:value-type="float" office:value="0" calcext:value-type="float">
            <text:p>0</text:p>
          </table:table-cell>
          <table:table-cell table:formula="of:=SUM([.D42];[.H42];[.L42];[.P42];[.T42];[.X42];[.AB42];[.AF42];[.AJ42];[.AN42];[.AR42];[.AV42];[.AZ42];[.BD42];[.BH42];[.BL42];[.BP42];[.BT42];[.BX42];[.CB42];[.CF42];[.CJ42];[.CN42];[.CR42];[.CV42];[.CZ42];[.DD42];[.DH42];[.DL42];[.DP42];[.DT42];[.DX42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EB42];[.ED42];[.EE42];[.EF42])" office:value-type="float" office:value="259" calcext:value-type="float">
            <text:p>259</text:p>
          </table:table-cell>
          <table:table-cell table:formula="of:=SUM([.E42];[.I42];[.M42];[.Q42];[.U42];[.Y42];[.AC42];[.AG42];[.AK42];[.AO42];[.AS42];[.AW42];[.BA42];[.BE42];[.BI42];[.BM42];[.BQ42];[.BU42];[.BY42];[.CC42];[.CG42];[.CK42];[.CO42];[.CS42];[.CW42];[.DA42];[.DE42];[.DI42];[.DM42];[.DQ42];[.DU42];[.DY42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3-04" calcext:value-type="date">
            <text:p>2020-03-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43];[.F43];[.J43];[.N43];[.R43];[.V43];[.Z43];[.AD43];[.AH43];[.AL43];[.AP43];[.AT43];[.AX43];[.BB43];[.BF43];[.BJ43];[.BN43];[.BR43];[.BV43];[.BZ43];[.CD43];[.CH43];[.CL43];[.CP43];[.CT43];[.CX43];[.DB43];[.DF43];[.DJ43];[.DN43];[.DR43];[.DV43])" office:value-type="float" office:value="5" calcext:value-type="float">
            <text:p>5</text:p>
          </table:table-cell>
          <table:table-cell table:formula="of:=SUM([.C43];[.G43];[.K43];[.O43];[.S43];[.W43];[.AA43];[.AE43];[.AI43];[.AM43];[.AQ43];[.AU43];[.AY43];[.BC43];[.BG43];[.BK43];[.BO43];[.BS43];[.BW43];[.CA43];[.CE43];[.CI43];[.CM43];[.CQ43];[.CU43];[.CY43];[.DC43];[.DG43];[.DK43];[.DO43];[.DS43];[.DW43])" office:value-type="float" office:value="0" calcext:value-type="float">
            <text:p>0</text:p>
          </table:table-cell>
          <table:table-cell table:formula="of:=SUM([.D43];[.H43];[.L43];[.P43];[.T43];[.X43];[.AB43];[.AF43];[.AJ43];[.AN43];[.AR43];[.AV43];[.AZ43];[.BD43];[.BH43];[.BL43];[.BP43];[.BT43];[.BX43];[.CB43];[.CF43];[.CJ43];[.CN43];[.CR43];[.CV43];[.CZ43];[.DD43];[.DH43];[.DL43];[.DP43];[.DT43];[.DX43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EB43];[.ED43];[.EE43];[.EF43])" office:value-type="float" office:value="283" calcext:value-type="float">
            <text:p>283</text:p>
          </table:table-cell>
          <table:table-cell table:formula="of:=SUM([.E43];[.I43];[.M43];[.Q43];[.U43];[.Y43];[.AC43];[.AG43];[.AK43];[.AO43];[.AS43];[.AW43];[.BA43];[.BE43];[.BI43];[.BM43];[.BQ43];[.BU43];[.BY43];[.CC43];[.CG43];[.CK43];[.CO43];[.CS43];[.CW43];[.DA43];[.DE43];[.DI43];[.DM43];[.DQ43];[.DU43];[.DY43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3-05" calcext:value-type="date">
            <text:p>2020-03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4];[.F44];[.J44];[.N44];[.R44];[.V44];[.Z44];[.AD44];[.AH44];[.AL44];[.AP44];[.AT44];[.AX44];[.BB44];[.BF44];[.BJ44];[.BN44];[.BR44];[.BV44];[.BZ44];[.CD44];[.CH44];[.CL44];[.CP44];[.CT44];[.CX44];[.DB44];[.DF44];[.DJ44];[.DN44];[.DR44];[.DV44])" office:value-type="float" office:value="5" calcext:value-type="float">
            <text:p>5</text:p>
          </table:table-cell>
          <table:table-cell table:formula="of:=SUM([.C44];[.G44];[.K44];[.O44];[.S44];[.W44];[.AA44];[.AE44];[.AI44];[.AM44];[.AQ44];[.AU44];[.AY44];[.BC44];[.BG44];[.BK44];[.BO44];[.BS44];[.BW44];[.CA44];[.CE44];[.CI44];[.CM44];[.CQ44];[.CU44];[.CY44];[.DC44];[.DG44];[.DK44];[.DO44];[.DS44];[.DW44])" office:value-type="float" office:value="0" calcext:value-type="float">
            <text:p>0</text:p>
          </table:table-cell>
          <table:table-cell table:formula="of:=SUM([.D44];[.H44];[.L44];[.P44];[.T44];[.X44];[.AB44];[.AF44];[.AJ44];[.AN44];[.AR44];[.AV44];[.AZ44];[.BD44];[.BH44];[.BL44];[.BP44];[.BT44];[.BX44];[.CB44];[.CF44];[.CJ44];[.CN44];[.CR44];[.CV44];[.CZ44];[.DD44];[.DH44];[.DL44];[.DP44];[.DT44];[.DX44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EB44];[.ED44];[.EE44];[.EF44])" office:value-type="float" office:value="323" calcext:value-type="float">
            <text:p>323</text:p>
          </table:table-cell>
          <table:table-cell table:formula="of:=SUM([.E44];[.I44];[.M44];[.Q44];[.U44];[.Y44];[.AC44];[.AG44];[.AK44];[.AO44];[.AS44];[.AW44];[.BA44];[.BE44];[.BI44];[.BM44];[.BQ44];[.BU44];[.BY44];[.CC44];[.CG44];[.CK44];[.CO44];[.CS44];[.CW44];[.DA44];[.DE44];[.DI44];[.DM44];[.DQ44];[.DU44];[.DY44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45];[.F45];[.J45];[.N45];[.R45];[.V45];[.Z45];[.AD45];[.AH45];[.AL45];[.AP45];[.AT45];[.AX45];[.BB45];[.BF45];[.BJ45];[.BN45];[.BR45];[.BV45];[.BZ45];[.CD45];[.CH45];[.CL45];[.CP45];[.CT45];[.CX45];[.DB45];[.DF45];[.DJ45];[.DN45];[.DR45];[.DV45])" office:value-type="float" office:value="6" calcext:value-type="float">
            <text:p>6</text:p>
          </table:table-cell>
          <table:table-cell table:formula="of:=SUM([.C45];[.G45];[.K45];[.O45];[.S45];[.W45];[.AA45];[.AE45];[.AI45];[.AM45];[.AQ45];[.AU45];[.AY45];[.BC45];[.BG45];[.BK45];[.BO45];[.BS45];[.BW45];[.CA45];[.CE45];[.CI45];[.CM45];[.CQ45];[.CU45];[.CY45];[.DC45];[.DG45];[.DK45];[.DO45];[.DS45];[.DW45])" office:value-type="float" office:value="0" calcext:value-type="float">
            <text:p>0</text:p>
          </table:table-cell>
          <table:table-cell table:formula="of:=SUM([.D45];[.H45];[.L45];[.P45];[.T45];[.X45];[.AB45];[.AF45];[.AJ45];[.AN45];[.AR45];[.AV45];[.AZ45];[.BD45];[.BH45];[.BL45];[.BP45];[.BT45];[.BX45];[.CB45];[.CF45];[.CJ45];[.CN45];[.CR45];[.CV45];[.CZ45];[.DD45];[.DH45];[.DL45];[.DP45];[.DT45];[.DX45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EB45];[.ED45];[.EE45];[.EF45])" office:value-type="float" office:value="345" calcext:value-type="float">
            <text:p>345</text:p>
          </table:table-cell>
          <table:table-cell table:formula="of:=SUM([.E45];[.I45];[.M45];[.Q45];[.U45];[.Y45];[.AC45];[.AG45];[.AK45];[.AO45];[.AS45];[.AW45];[.BA45];[.BE45];[.BI45];[.BM45];[.BQ45];[.BU45];[.BY45];[.CC45];[.CG45];[.CK45];[.CO45];[.CS45];[.CW45];[.DA45];[.DE45];[.DI45];[.DM45];[.DQ45];[.DU45];[.DY45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3-07" calcext:value-type="date">
            <text:p>2020-03-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6];[.F46];[.J46];[.N46];[.R46];[.V46];[.Z46];[.AD46];[.AH46];[.AL46];[.AP46];[.AT46];[.AX46];[.BB46];[.BF46];[.BJ46];[.BN46];[.BR46];[.BV46];[.BZ46];[.CD46];[.CH46];[.CL46];[.CP46];[.CT46];[.CX46];[.DB46];[.DF46];[.DJ46];[.DN46];[.DR46];[.DV46])" office:value-type="float" office:value="7" calcext:value-type="float">
            <text:p>7</text:p>
          </table:table-cell>
          <table:table-cell table:formula="of:=SUM([.C46];[.G46];[.K46];[.O46];[.S46];[.W46];[.AA46];[.AE46];[.AI46];[.AM46];[.AQ46];[.AU46];[.AY46];[.BC46];[.BG46];[.BK46];[.BO46];[.BS46];[.BW46];[.CA46];[.CE46];[.CI46];[.CM46];[.CQ46];[.CU46];[.CY46];[.DC46];[.DG46];[.DK46];[.DO46];[.DS46];[.DW46])" office:value-type="float" office:value="0" calcext:value-type="float">
            <text:p>0</text:p>
          </table:table-cell>
          <table:table-cell table:formula="of:=SUM([.D46];[.H46];[.L46];[.P46];[.T46];[.X46];[.AB46];[.AF46];[.AJ46];[.AN46];[.AR46];[.AV46];[.AZ46];[.BD46];[.BH46];[.BL46];[.BP46];[.BT46];[.BX46];[.CB46];[.CF46];[.CJ46];[.CN46];[.CR46];[.CV46];[.CZ46];[.DD46];[.DH46];[.DL46];[.DP46];[.DT46];[.DX46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EB46];[.ED46];[.EE46];[.EF46])" office:value-type="float" office:value="363" calcext:value-type="float">
            <text:p>363</text:p>
          </table:table-cell>
          <table:table-cell table:formula="of:=SUM([.E46];[.I46];[.M46];[.Q46];[.U46];[.Y46];[.AC46];[.AG46];[.AK46];[.AO46];[.AS46];[.AW46];[.BA46];[.BE46];[.BI46];[.BM46];[.BQ46];[.BU46];[.BY46];[.CC46];[.CG46];[.CK46];[.CO46];[.CS46];[.CW46];[.DA46];[.DE46];[.DI46];[.DM46];[.DQ46];[.DU46];[.DY46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47];[.F47];[.J47];[.N47];[.R47];[.V47];[.Z47];[.AD47];[.AH47];[.AL47];[.AP47];[.AT47];[.AX47];[.BB47];[.BF47];[.BJ47];[.BN47];[.BR47];[.BV47];[.BZ47];[.CD47];[.CH47];[.CL47];[.CP47];[.CT47];[.CX47];[.DB47];[.DF47];[.DJ47];[.DN47];[.DR47];[.DV47])" office:value-type="float" office:value="7" calcext:value-type="float">
            <text:p>7</text:p>
          </table:table-cell>
          <table:table-cell table:formula="of:=SUM([.C47];[.G47];[.K47];[.O47];[.S47];[.W47];[.AA47];[.AE47];[.AI47];[.AM47];[.AQ47];[.AU47];[.AY47];[.BC47];[.BG47];[.BK47];[.BO47];[.BS47];[.BW47];[.CA47];[.CE47];[.CI47];[.CM47];[.CQ47];[.CU47];[.CY47];[.DC47];[.DG47];[.DK47];[.DO47];[.DS47];[.DW47])" office:value-type="float" office:value="0" calcext:value-type="float">
            <text:p>0</text:p>
          </table:table-cell>
          <table:table-cell table:formula="of:=SUM([.D47];[.H47];[.L47];[.P47];[.T47];[.X47];[.AB47];[.AF47];[.AJ47];[.AN47];[.AR47];[.AV47];[.AZ47];[.BD47];[.BH47];[.BL47];[.BP47];[.BT47];[.BX47];[.CB47];[.CF47];[.CJ47];[.CN47];[.CR47];[.CV47];[.CZ47];[.DD47];[.DH47];[.DL47];[.DP47];[.DT47];[.DX47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EB47];[.ED47];[.EE47];[.EF47])" office:value-type="float" office:value="372" calcext:value-type="float">
            <text:p>372</text:p>
          </table:table-cell>
          <table:table-cell table:formula="of:=SUM([.E47];[.I47];[.M47];[.Q47];[.U47];[.Y47];[.AC47];[.AG47];[.AK47];[.AO47];[.AS47];[.AW47];[.BA47];[.BE47];[.BI47];[.BM47];[.BQ47];[.BU47];[.BY47];[.CC47];[.CG47];[.CK47];[.CO47];[.CS47];[.CW47];[.DA47];[.DE47];[.DI47];[.DM47];[.DQ47];[.DU47];[.DY47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3-09" calcext:value-type="date">
            <text:p>2020-03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8];[.F48];[.J48];[.N48];[.R48];[.V48];[.Z48];[.AD48];[.AH48];[.AL48];[.AP48];[.AT48];[.AX48];[.BB48];[.BF48];[.BJ48];[.BN48];[.BR48];[.BV48];[.BZ48];[.CD48];[.CH48];[.CL48];[.CP48];[.CT48];[.CX48];[.DB48];[.DF48];[.DJ48];[.DN48];[.DR48];[.DV48])" office:value-type="float" office:value="7" calcext:value-type="float">
            <text:p>7</text:p>
          </table:table-cell>
          <table:table-cell table:formula="of:=SUM([.C48];[.G48];[.K48];[.O48];[.S48];[.W48];[.AA48];[.AE48];[.AI48];[.AM48];[.AQ48];[.AU48];[.AY48];[.BC48];[.BG48];[.BK48];[.BO48];[.BS48];[.BW48];[.CA48];[.CE48];[.CI48];[.CM48];[.CQ48];[.CU48];[.CY48];[.DC48];[.DG48];[.DK48];[.DO48];[.DS48];[.DW48])" office:value-type="float" office:value="0" calcext:value-type="float">
            <text:p>0</text:p>
          </table:table-cell>
          <table:table-cell table:formula="of:=SUM([.D48];[.H48];[.L48];[.P48];[.T48];[.X48];[.AB48];[.AF48];[.AJ48];[.AN48];[.AR48];[.AV48];[.AZ48];[.BD48];[.BH48];[.BL48];[.BP48];[.BT48];[.BX48];[.CB48];[.CF48];[.CJ48];[.CN48];[.CR48];[.CV48];[.CZ48];[.DD48];[.DH48];[.DL48];[.DP48];[.DT48];[.DX48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EB48];[.ED48];[.EE48];[.EF48])" office:value-type="float" office:value="377" calcext:value-type="float">
            <text:p>377</text:p>
          </table:table-cell>
          <table:table-cell table:formula="of:=SUM([.E48];[.I48];[.M48];[.Q48];[.U48];[.Y48];[.AC48];[.AG48];[.AK48];[.AO48];[.AS48];[.AW48];[.BA48];[.BE48];[.BI48];[.BM48];[.BQ48];[.BU48];[.BY48];[.CC48];[.CG48];[.CK48];[.CO48];[.CS48];[.CW48];[.DA48];[.DE48];[.DI48];[.DM48];[.DQ48];[.DU48];[.DY48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3-10" calcext:value-type="date">
            <text:p>2020-03-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49];[.F49];[.J49];[.N49];[.R49];[.V49];[.Z49];[.AD49];[.AH49];[.AL49];[.AP49];[.AT49];[.AX49];[.BB49];[.BF49];[.BJ49];[.BN49];[.BR49];[.BV49];[.BZ49];[.CD49];[.CH49];[.CL49];[.CP49];[.CT49];[.CX49];[.DB49];[.DF49];[.DJ49];[.DN49];[.DR49];[.DV49])" office:value-type="float" office:value="7" calcext:value-type="float">
            <text:p>7</text:p>
          </table:table-cell>
          <table:table-cell table:formula="of:=SUM([.C49];[.G49];[.K49];[.O49];[.S49];[.W49];[.AA49];[.AE49];[.AI49];[.AM49];[.AQ49];[.AU49];[.AY49];[.BC49];[.BG49];[.BK49];[.BO49];[.BS49];[.BW49];[.CA49];[.CE49];[.CI49];[.CM49];[.CQ49];[.CU49];[.CY49];[.DC49];[.DG49];[.DK49];[.DO49];[.DS49];[.DW49])" office:value-type="float" office:value="0" calcext:value-type="float">
            <text:p>0</text:p>
          </table:table-cell>
          <table:table-cell table:formula="of:=SUM([.D49];[.H49];[.L49];[.P49];[.T49];[.X49];[.AB49];[.AF49];[.AJ49];[.AN49];[.AR49];[.AV49];[.AZ49];[.BD49];[.BH49];[.BL49];[.BP49];[.BT49];[.BX49];[.CB49];[.CF49];[.CJ49];[.CN49];[.CR49];[.CV49];[.CZ49];[.DD49];[.DH49];[.DL49];[.DP49];[.DT49];[.DX49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table:style-name="Default" table:formula="of:=SUM([.EB49];[.ED49];[.EE49];[.EF49])" office:value-type="float" office:value="418" calcext:value-type="float">
            <text:p>418</text:p>
          </table:table-cell>
          <table:table-cell table:formula="of:=SUM([.E49];[.I49];[.M49];[.Q49];[.U49];[.Y49];[.AC49];[.AG49];[.AK49];[.AO49];[.AS49];[.AW49];[.BA49];[.BE49];[.BI49];[.BM49];[.BQ49];[.BU49];[.BY49];[.CC49];[.CG49];[.CK49];[.CO49];[.CS49];[.CW49];[.DA49];[.DE49];[.DI49];[.DM49];[.DQ49];[.DU49];[.DY49])" office:value-type="float" office:value="0" calcext:value-type="float">
            <text:p>0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3-11" calcext:value-type="date">
            <text:p>2020-03-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50];[.F50];[.J50];[.N50];[.R50];[.V50];[.Z50];[.AD50];[.AH50];[.AL50];[.AP50];[.AT50];[.AX50];[.BB50];[.BF50];[.BJ50];[.BN50];[.BR50];[.BV50];[.BZ50];[.CD50];[.CH50];[.CL50];[.CP50];[.CT50];[.CX50];[.DB50];[.DF50];[.DJ50];[.DN50];[.DR50];[.DV50])" office:value-type="float" office:value="12" calcext:value-type="float">
            <text:p>12</text:p>
          </table:table-cell>
          <table:table-cell table:formula="of:=SUM([.C50];[.G50];[.K50];[.O50];[.S50];[.W50];[.AA50];[.AE50];[.AI50];[.AM50];[.AQ50];[.AU50];[.AY50];[.BC50];[.BG50];[.BK50];[.BO50];[.BS50];[.BW50];[.CA50];[.CE50];[.CI50];[.CM50];[.CQ50];[.CU50];[.CY50];[.DC50];[.DG50];[.DK50];[.DO50];[.DS50];[.DW50])" office:value-type="float" office:value="0" calcext:value-type="float">
            <text:p>0</text:p>
          </table:table-cell>
          <table:table-cell table:formula="of:=SUM([.D50];[.H50];[.L50];[.P50];[.T50];[.X50];[.AB50];[.AF50];[.AJ50];[.AN50];[.AR50];[.AV50];[.AZ50];[.BD50];[.BH50];[.BL50];[.BP50];[.BT50];[.BX50];[.CB50];[.CF50];[.CJ50];[.CN50];[.CR50];[.CV50];[.CZ50];[.DD50];[.DH50];[.DL50];[.DP50];[.DT50];[.DX50]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EB50];[.ED50];[.EE50];[.EF50])" office:value-type="float" office:value="507" calcext:value-type="float">
            <text:p>507</text:p>
          </table:table-cell>
          <table:table-cell table:formula="of:=SUM([.E50];[.I50];[.M50];[.Q50];[.U50];[.Y50];[.AC50];[.AG50];[.AK50];[.AO50];[.AS50];[.AW50];[.BA50];[.BE50];[.BI50];[.BM50];[.BQ50];[.BU50];[.BY50];[.CC50];[.CG50];[.CK50];[.CO50];[.CS50];[.CW50];[.DA50];[.DE50];[.DI50];[.DM50];[.DQ50];[.DU50];[.DY50])" office:value-type="float" office:value="1" calcext:value-type="float">
            <text:p>1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51];[.F51];[.J51];[.N51];[.R51];[.V51];[.Z51];[.AD51];[.AH51];[.AL51];[.AP51];[.AT51];[.AX51];[.BB51];[.BF51];[.BJ51];[.BN51];[.BR51];[.BV51];[.BZ51];[.CD51];[.CH51];[.CL51];[.CP51];[.CT51];[.CX51];[.DB51];[.DF51];[.DJ51];[.DN51];[.DR51];[.DV51])" office:value-type="float" office:value="15" calcext:value-type="float">
            <text:p>15</text:p>
          </table:table-cell>
          <table:table-cell table:formula="of:=SUM([.C51];[.G51];[.K51];[.O51];[.S51];[.W51];[.AA51];[.AE51];[.AI51];[.AM51];[.AQ51];[.AU51];[.AY51];[.BC51];[.BG51];[.BK51];[.BO51];[.BS51];[.BW51];[.CA51];[.CE51];[.CI51];[.CM51];[.CQ51];[.CU51];[.CY51];[.DC51];[.DG51];[.DK51];[.DO51];[.DS51];[.DW51])" office:value-type="float" office:value="0" calcext:value-type="float">
            <text:p>0</text:p>
          </table:table-cell>
          <table:table-cell table:formula="of:=SUM([.D51];[.H51];[.L51];[.P51];[.T51];[.X51];[.AB51];[.AF51];[.AJ51];[.AN51];[.AR51];[.AV51];[.AZ51];[.BD51];[.BH51];[.BL51];[.BP51];[.BT51];[.BX51];[.CB51];[.CF51];[.CJ51];[.CN51];[.CR51];[.CV51];[.CZ51];[.DD51];[.DH51];[.DL51];[.DP51];[.DT51];[.DX51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EB51];[.ED51];[.EE51];[.EF51])" office:value-type="float" office:value="577" calcext:value-type="float">
            <text:p>577</text:p>
          </table:table-cell>
          <table:table-cell table:formula="of:=SUM([.E51];[.I51];[.M51];[.Q51];[.U51];[.Y51];[.AC51];[.AG51];[.AK51];[.AO51];[.AS51];[.AW51];[.BA51];[.BE51];[.BI51];[.BM51];[.BQ51];[.BU51];[.BY51];[.CC51];[.CG51];[.CK51];[.CO51];[.CS51];[.CW51];[.DA51];[.DE51];[.DI51];[.DM51];[.DQ51];[.DU51];[.DY51])" office:value-type="float" office:value="1" calcext:value-type="float">
            <text:p>1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3-13" calcext:value-type="date">
            <text:p>2020-03-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52];[.F52];[.J52];[.N52];[.R52];[.V52];[.Z52];[.AD52];[.AH52];[.AL52];[.AP52];[.AT52];[.AX52];[.BB52];[.BF52];[.BJ52];[.BN52];[.BR52];[.BV52];[.BZ52];[.CD52];[.CH52];[.CL52];[.CP52];[.CT52];[.CX52];[.DB52];[.DF52];[.DJ52];[.DN52];[.DR52];[.DV52])" office:value-type="float" office:value="24" calcext:value-type="float">
            <text:p>24</text:p>
          </table:table-cell>
          <table:table-cell table:formula="of:=SUM([.C52];[.G52];[.K52];[.O52];[.S52];[.W52];[.AA52];[.AE52];[.AI52];[.AM52];[.AQ52];[.AU52];[.AY52];[.BC52];[.BG52];[.BK52];[.BO52];[.BS52];[.BW52];[.CA52];[.CE52];[.CI52];[.CM52];[.CQ52];[.CU52];[.CY52];[.DC52];[.DG52];[.DK52];[.DO52];[.DS52];[.DW52])" office:value-type="float" office:value="3" calcext:value-type="float">
            <text:p>3</text:p>
          </table:table-cell>
          <table:table-cell table:formula="of:=SUM([.D52];[.H52];[.L52];[.P52];[.T52];[.X52];[.AB52];[.AF52];[.AJ52];[.AN52];[.AR52];[.AV52];[.AZ52];[.BD52];[.BH52];[.BL52];[.BP52];[.BT52];[.BX52];[.CB52];[.CF52];[.CJ52];[.CN52];[.CR52];[.CV52];[.CZ52];[.DD52];[.DH52];[.DL52];[.DP52];[.DT52];[.DX52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EB52];[.ED52];[.EE52];[.EF52])" office:value-type="float" office:value="658" calcext:value-type="float">
            <text:p>658</text:p>
          </table:table-cell>
          <table:table-cell table:formula="of:=SUM([.E52];[.I52];[.M52];[.Q52];[.U52];[.Y52];[.AC52];[.AG52];[.AK52];[.AO52];[.AS52];[.AW52];[.BA52];[.BE52];[.BI52];[.BM52];[.BQ52];[.BU52];[.BY52];[.CC52];[.CG52];[.CK52];[.CO52];[.CS52];[.CW52];[.DA52];[.DE52];[.DI52];[.DM52];[.DQ52];[.DU52];[.DY52])" office:value-type="float" office:value="1" calcext:value-type="float">
            <text:p>1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3-14" calcext:value-type="date">
            <text:p>2020-03-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53];[.F53];[.J53];[.N53];[.R53];[.V53];[.Z53];[.AD53];[.AH53];[.AL53];[.AP53];[.AT53];[.AX53];[.BB53];[.BF53];[.BJ53];[.BN53];[.BR53];[.BV53];[.BZ53];[.CD53];[.CH53];[.CL53];[.CP53];[.CT53];[.CX53];[.DB53];[.DF53];[.DJ53];[.DN53];[.DR53];[.DV53])" office:value-type="float" office:value="37" calcext:value-type="float">
            <text:p>37</text:p>
          </table:table-cell>
          <table:table-cell table:formula="of:=SUM([.C53];[.G53];[.K53];[.O53];[.S53];[.W53];[.AA53];[.AE53];[.AI53];[.AM53];[.AQ53];[.AU53];[.AY53];[.BC53];[.BG53];[.BK53];[.BO53];[.BS53];[.BW53];[.CA53];[.CE53];[.CI53];[.CM53];[.CQ53];[.CU53];[.CY53];[.DC53];[.DG53];[.DK53];[.DO53];[.DS53];[.DW53])" office:value-type="float" office:value="4" calcext:value-type="float">
            <text:p>4</text:p>
          </table:table-cell>
          <table:table-cell table:formula="of:=SUM([.D53];[.H53];[.L53];[.P53];[.T53];[.X53];[.AB53];[.AF53];[.AJ53];[.AN53];[.AR53];[.AV53];[.AZ53];[.BD53];[.BH53];[.BL53];[.BP53];[.BT53];[.BX53];[.CB53];[.CF53];[.CJ53];[.CN53];[.CR53];[.CV53];[.CZ53];[.DD53];[.DH53];[.DL53];[.DP53];[.DT53];[.DX53])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EB53];[.ED53];[.EE53];[.EF53])" office:value-type="float" office:value="782" calcext:value-type="float">
            <text:p>782</text:p>
          </table:table-cell>
          <table:table-cell table:formula="of:=SUM([.E53];[.I53];[.M53];[.Q53];[.U53];[.Y53];[.AC53];[.AG53];[.AK53];[.AO53];[.AS53];[.AW53];[.BA53];[.BE53];[.BI53];[.BM53];[.BQ53];[.BU53];[.BY53];[.CC53];[.CG53];[.CK53];[.CO53];[.CS53];[.CW53];[.DA53];[.DE53];[.DI53];[.DM53];[.DQ53];[.DU53];[.DY53])" office:value-type="float" office:value="2" calcext:value-type="float">
            <text:p>2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54];[.F54];[.J54];[.N54];[.R54];[.V54];[.Z54];[.AD54];[.AH54];[.AL54];[.AP54];[.AT54];[.AX54];[.BB54];[.BF54];[.BJ54];[.BN54];[.BR54];[.BV54];[.BZ54];[.CD54];[.CH54];[.CL54];[.CP54];[.CT54];[.CX54];[.DB54];[.DF54];[.DJ54];[.DN54];[.DR54];[.DV54])" office:value-type="float" office:value="48" calcext:value-type="float">
            <text:p>48</text:p>
          </table:table-cell>
          <table:table-cell table:formula="of:=SUM([.C54];[.G54];[.K54];[.O54];[.S54];[.W54];[.AA54];[.AE54];[.AI54];[.AM54];[.AQ54];[.AU54];[.AY54];[.BC54];[.BG54];[.BK54];[.BO54];[.BS54];[.BW54];[.CA54];[.CE54];[.CI54];[.CM54];[.CQ54];[.CU54];[.CY54];[.DC54];[.DG54];[.DK54];[.DO54];[.DS54];[.DW54])" office:value-type="float" office:value="5" calcext:value-type="float">
            <text:p>5</text:p>
          </table:table-cell>
          <table:table-cell table:formula="of:=SUM([.D54];[.H54];[.L54];[.P54];[.T54];[.X54];[.AB54];[.AF54];[.AJ54];[.AN54];[.AR54];[.AV54];[.AZ54];[.BD54];[.BH54];[.BL54];[.BP54];[.BT54];[.BX54];[.CB54];[.CF54];[.CJ54];[.CN54];[.CR54];[.CV54];[.CZ54];[.DD54];[.DH54];[.DL54];[.DP54];[.DT54];[.DX54])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EB54];[.ED54];[.EE54];[.EF54])" office:value-type="float" office:value="893" calcext:value-type="float">
            <text:p>893</text:p>
          </table:table-cell>
          <table:table-cell table:formula="of:=SUM([.E54];[.I54];[.M54];[.Q54];[.U54];[.Y54];[.AC54];[.AG54];[.AK54];[.AO54];[.AS54];[.AW54];[.BA54];[.BE54];[.BI54];[.BM54];[.BQ54];[.BU54];[.BY54];[.CC54];[.CG54];[.CK54];[.CO54];[.CS54];[.CW54];[.DA54];[.DE54];[.DI54];[.DM54];[.DQ54];[.DU54];[.DY54])" office:value-type="float" office:value="3" calcext:value-type="float">
            <text:p>3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B55];[.F55];[.J55];[.N55];[.R55];[.V55];[.Z55];[.AD55];[.AH55];[.AL55];[.AP55];[.AT55];[.AX55];[.BB55];[.BF55];[.BJ55];[.BN55];[.BR55];[.BV55];[.BZ55];[.CD55];[.CH55];[.CL55];[.CP55];[.CT55];[.CX55];[.DB55];[.DF55];[.DJ55];[.DN55];[.DR55];[.DV55])" office:value-type="float" office:value="73" calcext:value-type="float">
            <text:p>73</text:p>
          </table:table-cell>
          <table:table-cell table:formula="of:=SUM([.C55];[.G55];[.K55];[.O55];[.S55];[.W55];[.AA55];[.AE55];[.AI55];[.AM55];[.AQ55];[.AU55];[.AY55];[.BC55];[.BG55];[.BK55];[.BO55];[.BS55];[.BW55];[.CA55];[.CE55];[.CI55];[.CM55];[.CQ55];[.CU55];[.CY55];[.DC55];[.DG55];[.DK55];[.DO55];[.DS55];[.DW55])" office:value-type="float" office:value="9" calcext:value-type="float">
            <text:p>9</text:p>
          </table:table-cell>
          <table:table-cell table:formula="of:=SUM([.D55];[.H55];[.L55];[.P55];[.T55];[.X55];[.AB55];[.AF55];[.AJ55];[.AN55];[.AR55];[.AV55];[.AZ55];[.BD55];[.BH55];[.BL55];[.BP55];[.BT55];[.BX55];[.CB55];[.CF55];[.CJ55];[.CN55];[.CR55];[.CV55];[.CZ55];[.DD55];[.DH55];[.DL55];[.DP55];[.DT55];[.DX55])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EB55];[.ED55];[.EE55];[.EF55])" office:value-type="float" office:value="1014" calcext:value-type="float">
            <text:p>1014</text:p>
          </table:table-cell>
          <table:table-cell table:formula="of:=SUM([.E55];[.I55];[.M55];[.Q55];[.U55];[.Y55];[.AC55];[.AG55];[.AK55];[.AO55];[.AS55];[.AW55];[.BA55];[.BE55];[.BI55];[.BM55];[.BQ55];[.BU55];[.BY55];[.CC55];[.CG55];[.CK55];[.CO55];[.CS55];[.CW55];[.DA55];[.DE55];[.DI55];[.DM55];[.DQ55];[.DU55];[.DY55])" office:value-type="float" office:value="3" calcext:value-type="float">
            <text:p>3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56];[.F56];[.J56];[.N56];[.R56];[.V56];[.Z56];[.AD56];[.AH56];[.AL56];[.AP56];[.AT56];[.AX56];[.BB56];[.BF56];[.BJ56];[.BN56];[.BR56];[.BV56];[.BZ56];[.CD56];[.CH56];[.CL56];[.CP56];[.CT56];[.CX56];[.DB56];[.DF56];[.DJ56];[.DN56];[.DR56];[.DV56])" office:value-type="float" office:value="82" calcext:value-type="float">
            <text:p>82</text:p>
          </table:table-cell>
          <table:table-cell table:formula="of:=SUM([.C56];[.G56];[.K56];[.O56];[.S56];[.W56];[.AA56];[.AE56];[.AI56];[.AM56];[.AQ56];[.AU56];[.AY56];[.BC56];[.BG56];[.BK56];[.BO56];[.BS56];[.BW56];[.CA56];[.CE56];[.CI56];[.CM56];[.CQ56];[.CU56];[.CY56];[.DC56];[.DG56];[.DK56];[.DO56];[.DS56];[.DW56])" office:value-type="float" office:value="11" calcext:value-type="float">
            <text:p>11</text:p>
          </table:table-cell>
          <table:table-cell table:formula="of:=SUM([.D56];[.H56];[.L56];[.P56];[.T56];[.X56];[.AB56];[.AF56];[.AJ56];[.AN56];[.AR56];[.AV56];[.AZ56];[.BD56];[.BH56];[.BL56];[.BP56];[.BT56];[.BX56];[.CB56];[.CF56];[.CJ56];[.CN56];[.CR56];[.CV56];[.CZ56];[.DD56];[.DH56];[.DL56];[.DP56];[.DT56];[.DX56])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EB56];[.ED56];[.EE56];[.EF56])" office:value-type="float" office:value="1153" calcext:value-type="float">
            <text:p>1153</text:p>
          </table:table-cell>
          <table:table-cell table:formula="of:=SUM([.E56];[.I56];[.M56];[.Q56];[.U56];[.Y56];[.AC56];[.AG56];[.AK56];[.AO56];[.AS56];[.AW56];[.BA56];[.BE56];[.BI56];[.BM56];[.BQ56];[.BU56];[.BY56];[.CC56];[.CG56];[.CK56];[.CO56];[.CS56];[.CW56];[.DA56];[.DE56];[.DI56];[.DM56];[.DQ56];[.DU56];[.DY56])" office:value-type="float" office:value="3" calcext:value-type="float">
            <text:p>3</text:p>
          </table:table-cell>
          <table:table-cell table:number-columns-repeated="886"/>
        </table:table-row>
        <table:table-row table:style-name="ro1">
          <table:table-cell table:style-name="ce8"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57];[.F57];[.J57];[.N57];[.R57];[.V57];[.Z57];[.AD57];[.AH57];[.AL57];[.AP57];[.AT57];[.AX57];[.BB57];[.BF57];[.BJ57];[.BN57];[.BR57];[.BV57];[.BZ57];[.CD57];[.CH57];[.CL57];[.CP57];[.CT57];[.CX57];[.DB57];[.DF57];[.DJ57];[.DN57];[.DR57];[.DV57])" office:value-type="float" office:value="104" calcext:value-type="float">
            <text:p>104</text:p>
          </table:table-cell>
          <table:table-cell table:formula="of:=SUM([.C57];[.G57];[.K57];[.O57];[.S57];[.W57];[.AA57];[.AE57];[.AI57];[.AM57];[.AQ57];[.AU57];[.AY57];[.BC57];[.BG57];[.BK57];[.BO57];[.BS57];[.BW57];[.CA57];[.CE57];[.CI57];[.CM57];[.CQ57];[.CU57];[.CY57];[.DC57];[.DG57];[.DK57];[.DO57];[.DS57];[.DW57])" office:value-type="float" office:value="14" calcext:value-type="float">
            <text:p>14</text:p>
          </table:table-cell>
          <table:table-cell table:formula="of:=SUM([.D57];[.H57];[.L57];[.P57];[.T57];[.X57];[.AB57];[.AF57];[.AJ57];[.AN57];[.AR57];[.AV57];[.AZ57];[.BD57];[.BH57];[.BL57];[.BP57];[.BT57];[.BX57];[.CB57];[.CF57];[.CJ57];[.CN57];[.CR57];[.CV57];[.CZ57];[.DD57];[.DH57];[.DL57];[.DP57];[.DT57];[.DX57])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table:style-name="Default" table:formula="of:=SUM([.EB57];[.ED57];[.EE57];[.EF57])" office:value-type="float" office:value="1401" calcext:value-type="float">
            <text:p>1401</text:p>
          </table:table-cell>
          <table:table-cell table:formula="of:=SUM([.E57];[.I57];[.M57];[.Q57];[.U57];[.Y57];[.AC57];[.AG57];[.AK57];[.AO57];[.AS57];[.AW57];[.BA57];[.BE57];[.BI57];[.BM57];[.BQ57];[.BU57];[.BY57];[.CC57];[.CG57];[.CK57];[.CO57];[.CS57];[.CW57];[.DA57];[.DE57];[.DI57];[.DM57];[.DQ57];[.DU57];[.DY57])" office:value-type="float" office:value="3" calcext:value-type="float">
            <text:p>3</text:p>
          </table:table-cell>
          <table:table-cell table:number-columns-repeated="886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efault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17:22:12.349314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7T13:53:43.210617016</meta:creation-date>
    <dc:date>2020-03-18T23:13:42.989669932</dc:date>
    <meta:editing-duration>PT8H17M4S</meta:editing-duration>
    <meta:editing-cycles>145</meta:editing-cycles>
    <meta:generator>LibreOffice/6.3.4.2.0$Linux_X86_64 LibreOffice_project/30$Build-2</meta:generator>
    <meta:document-statistic meta:table-count="1" meta:cell-count="7866" meta:object-count="0"/>
  </office:meta>
</office:document-meta>
</file>